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Tag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efinition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NewSubFileType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]); 4)" office:value-type="string" office:string-value="0x00FE" calcext:value-type="string">
            <text:p>0x00FE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bFileTyp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]); 4)" office:value-type="string" office:string-value="0x00FF" calcext:value-type="string">
            <text:p>0x00FF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ImageWidth</text:p>
          </table:table-cell>
          <table:table-cell office:value-type="string" calcext:value-type="string">
            <text:p>SHORT /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]); 4)" office:value-type="string" office:string-value="0x0100" calcext:value-type="string">
            <text:p>0x0100</text:p>
          </table:table-cell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ImageLength</text:p>
          </table:table-cell>
          <table:table-cell office:value-type="string" calcext:value-type="string">
            <text:p>SHORT /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]); 4)" office:value-type="string" office:string-value="0x0101" calcext:value-type="string">
            <text:p>0x0101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BitsPerSampl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]); 4)" office:value-type="string" office:string-value="0x0102" calcext:value-type="string">
            <text:p>0x0102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]); 4)" office:value-type="string" office:string-value="0x0103" calcext:value-type="string">
            <text:p>0x0103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PhotometricInterpretation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9]); 4)" office:value-type="string" office:string-value="0x0106" calcext:value-type="string">
            <text:p>0x0106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Thresholding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0]); 4)" office:value-type="string" office:string-value="0x0107" calcext:value-type="string">
            <text:p>0x0107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CellWidth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1]); 4)" office:value-type="string" office:string-value="0x0108" calcext:value-type="string">
            <text:p>0x0108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CellLength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2]); 4)" office:value-type="string" office:string-value="0x0109" calcext:value-type="string">
            <text:p>0x0109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FillOrder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3]); 4)" office:value-type="string" office:string-value="0x010A" calcext:value-type="string">
            <text:p>0x010A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DocumentNam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4]); 4)" office:value-type="string" office:string-value="0x010D" calcext:value-type="string">
            <text:p>0x010D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ImageDescription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5]); 4)" office:value-type="string" office:string-value="0x010E" calcext:value-type="string">
            <text:p>0x010E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6]); 4)" office:value-type="string" office:string-value="0x010F" calcext:value-type="string">
            <text:p>0x010F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7]); 4)" office:value-type="string" office:string-value="0x0110" calcext:value-type="string">
            <text:p>0x0110</text:p>
          </table:table-cell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StripOffsets</text:p>
          </table:table-cell>
          <table:table-cell office:value-type="string" calcext:value-type="string">
            <text:p>SHORT / 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8]); 4)" office:value-type="string" office:string-value="0x0111" calcext:value-type="string">
            <text:p>0x0111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19]); 4)" office:value-type="string" office:string-value="0x0112" calcext:value-type="string">
            <text:p>0x0112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SamplesPerPixel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0]); 4)" office:value-type="string" office:string-value="0x0115" calcext:value-type="string">
            <text:p>0x0115</text:p>
          </table:table-cell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RowsPerStrip</text:p>
          </table:table-cell>
          <table:table-cell office:value-type="string" calcext:value-type="string">
            <text:p>SHORT /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1]); 4)" office:value-type="string" office:string-value="0x0116" calcext:value-type="string">
            <text:p>0x0116</text:p>
          </table:table-cell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StripByteCounts</text:p>
          </table:table-cell>
          <table:table-cell office:value-type="string" calcext:value-type="string">
            <text:p>SHORT / 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2]); 4)" office:value-type="string" office:string-value="0x0117" calcext:value-type="string">
            <text:p>0x0117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MinSampleValu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3]); 4)" office:value-type="string" office:string-value="0x0118" calcext:value-type="string">
            <text:p>0x0118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MaxSampleValu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4]); 4)" office:value-type="string" office:string-value="0x0119" calcext:value-type="string">
            <text:p>0x0119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XResolu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5]); 4)" office:value-type="string" office:string-value="0x011A" calcext:value-type="string">
            <text:p>0x011A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YResolu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6]); 4)" office:value-type="string" office:string-value="0x011B" calcext:value-type="string">
            <text:p>0x011B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PlanarConfiguration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7]); 4)" office:value-type="string" office:string-value="0x011C" calcext:value-type="string">
            <text:p>0x011C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geNam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8]); 4)" office:value-type="string" office:string-value="0x011D" calcext:value-type="string">
            <text:p>0x011D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XPosi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29]); 4)" office:value-type="string" office:string-value="0x011E" calcext:value-type="string">
            <text:p>0x011E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YPosi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0]); 4)" office:value-type="string" office:string-value="0x011F" calcext:value-type="string">
            <text:p>0x011F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FreeOffset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1]); 4)" office:value-type="string" office:string-value="0x0120" calcext:value-type="string">
            <text:p>0x012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FreeByteCount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2]); 4)" office:value-type="string" office:string-value="0x0121" calcext:value-type="string">
            <text:p>0x0121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GrayResponseUni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3]); 4)" office:value-type="string" office:string-value="0x0122" calcext:value-type="string">
            <text:p>0x012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GrayResponseCurv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4]); 4)" office:value-type="string" office:string-value="0x0123" calcext:value-type="string">
            <text:p>0x0123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Group3Options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5]); 4)" office:value-type="string" office:string-value="0x0124" calcext:value-type="string">
            <text:p>0x0124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Group4Options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6]); 4)" office:value-type="string" office:string-value="0x0125" calcext:value-type="string">
            <text:p>0x012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ResolutionUni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7]); 4)" office:value-type="string" office:string-value="0x0128" calcext:value-type="string">
            <text:p>0x0128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ageNumber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38]); 4)" office:value-type="string" office:string-value="0x0129" calcext:value-type="string">
            <text:p>0x01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ColorResponseUni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 4.0</text:p>
          </table:table-cell>
          <table:table-cell table:formula="of:=&quot;0x&quot; &amp; RIGHT(&quot;0000&quot; &amp; DEC2HEX([.B39]); 4)" office:value-type="string" office:string-value="0x012C" calcext:value-type="string">
            <text:p>0x012C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TransferFunctio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0]); 4)" office:value-type="string" office:string-value="0x012D" calcext:value-type="string">
            <text:p>0x012D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1]); 4)" office:value-type="string" office:string-value="0x0131" calcext:value-type="string">
            <text:p>0x0131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ASCI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2]); 4)" office:value-type="string" office:string-value="0x0132" calcext:value-type="string">
            <text:p>0x013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3]); 4)" office:value-type="string" office:string-value="0x013B" calcext:value-type="string">
            <text:p>0x013B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HostComputer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4]); 4)" office:value-type="string" office:string-value="0x013C" calcext:value-type="string">
            <text:p>0x013C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Predictor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5]); 4)" office:value-type="string" office:string-value="0x013D" calcext:value-type="string">
            <text:p>0x013D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WhitePoint</text:p>
          </table:table-cell>
          <table:table-cell office:value-type="string" calcext:value-type="string">
            <text:p>R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6]); 4)" office:value-type="string" office:string-value="0x013E" calcext:value-type="string">
            <text:p>0x013E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PrimaryChromacities</text:p>
          </table:table-cell>
          <table:table-cell office:value-type="string" calcext:value-type="string">
            <text:p>RA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7]); 4)" office:value-type="string" office:string-value="0x013F" calcext:value-type="string">
            <text:p>0x013F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ColorMap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3*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8]); 4)" office:value-type="string" office:string-value="0x0140" calcext:value-type="string">
            <text:p>0x014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HalftoneHints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49]); 4)" office:value-type="string" office:string-value="0x0141" calcext:value-type="string">
            <text:p>0x0141</text:p>
          </table:table-cell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TileWidth</text:p>
          </table:table-cell>
          <table:table-cell office:value-type="string" calcext:value-type="string">
            <text:p>SHORT /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0]); 4)" office:value-type="string" office:string-value="0x0142" calcext:value-type="string">
            <text:p>0x0142</text:p>
          </table:table-cell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TileLength</text:p>
          </table:table-cell>
          <table:table-cell office:value-type="string" calcext:value-type="string">
            <text:p>SHORT /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1]); 4)" office:value-type="string" office:string-value="0x0143" calcext:value-type="string">
            <text:p>0x014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TileOffset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2]); 4)" office:value-type="string" office:string-value="0x0144" calcext:value-type="string">
            <text:p>0x0144</text:p>
          </table:table-cell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TileByteCounts</text:p>
          </table:table-cell>
          <table:table-cell office:value-type="string" calcext:value-type="string">
            <text:p>SHORT / 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3]); 4)" office:value-type="string" office:string-value="0x0145" calcext:value-type="string">
            <text:p>0x0145</text:p>
          </table:table-cell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BadFaxLines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F / RFC1314</text:p>
          </table:table-cell>
          <table:table-cell table:formula="of:=&quot;0x&quot; &amp; RIGHT(&quot;0000&quot; &amp; DEC2HEX([.B54]); 4)" office:value-type="string" office:string-value="0x0146" calcext:value-type="string">
            <text:p>0x0146</text:p>
          </table:table-cell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CleanFaxData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F / RFC1314</text:p>
          </table:table-cell>
          <table:table-cell table:formula="of:=&quot;0x&quot; &amp; RIGHT(&quot;0000&quot; &amp; DEC2HEX([.B55]); 4)" office:value-type="string" office:string-value="0x0147" calcext:value-type="string">
            <text:p>0x0147</text:p>
          </table:table-cell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ConsecutiveBadFaxLines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F / RFC1314</text:p>
          </table:table-cell>
          <table:table-cell table:formula="of:=&quot;0x&quot; &amp; RIGHT(&quot;0000&quot; &amp; DEC2HEX([.B56]); 4)" office:value-type="string" office:string-value="0x0148" calcext:value-type="string">
            <text:p>0x014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SubIFDs</text:p>
          </table:table-cell>
          <table:table-cell office:value-type="string" calcext:value-type="string">
            <text:p>LONG / IF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57]); 4)" office:value-type="string" office:string-value="0x014A" calcext:value-type="string">
            <text:p>0x014A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InkSe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8]); 4)" office:value-type="string" office:string-value="0x014C" calcext:value-type="string">
            <text:p>0x014C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InkNames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59]); 4)" office:value-type="string" office:string-value="0x014D" calcext:value-type="string">
            <text:p>0x014D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NumberOfInks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0]); 4)" office:value-type="string" office:string-value="0x014E" calcext:value-type="string">
            <text:p>0x014E</text:p>
          </table:table-cell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DotRange</text:p>
          </table:table-cell>
          <table:table-cell office:value-type="string" calcext:value-type="string">
            <text:p>BYTE / 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1]); 4)" office:value-type="string" office:string-value="0x0150" calcext:value-type="string">
            <text:p>0x0150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TargetPrinter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2]); 4)" office:value-type="string" office:string-value="0x0151" calcext:value-type="string">
            <text:p>0x0151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ExtraSamples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3]); 4)" office:value-type="string" office:string-value="0x0152" calcext:value-type="string">
            <text:p>0x0152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SampleForma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4]); 4)" office:value-type="string" office:string-value="0x0153" calcext:value-type="string">
            <text:p>0x015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SMinSampleVal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5]); 4)" office:value-type="string" office:string-value="0x0154" calcext:value-type="string">
            <text:p>0x0154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SMaxSampleValu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6]); 4)" office:value-type="string" office:string-value="0x0155" calcext:value-type="string">
            <text:p>0x0155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TransferRange</text:p>
          </table:table-cell>
          <table:table-cell office:value-type="string" calcext:value-type="string">
            <text:p>SH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67]); 4)" office:value-type="string" office:string-value="0x0156" calcext:value-type="string">
            <text:p>0x015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ClipPath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68]); 4)" office:value-type="string" office:string-value="0x0157" calcext:value-type="string">
            <text:p>0x0157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XClipPathUnits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69]); 4)" office:value-type="string" office:string-value="0x0158" calcext:value-type="string">
            <text:p>0x0158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YClipPathUnits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70]); 4)" office:value-type="string" office:string-value="0x0159" calcext:value-type="string">
            <text:p>0x0159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71]); 4)" office:value-type="string" office:string-value="0x015A" calcext:value-type="string">
            <text:p>0x015A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OPIProxy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72]); 4)" office:value-type="string" office:string-value="0x015F" calcext:value-type="string">
            <text:p>0x015F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JPEG tables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shop</text:p>
          </table:table-cell>
          <table:table-cell table:formula="of:=&quot;0x&quot; &amp; RIGHT(&quot;0000&quot; &amp; DEC2HEX([.B73]); 4)" office:value-type="string" office:string-value="0x01B5" calcext:value-type="string">
            <text:p>0x01B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JPEGProc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4]); 4)" office:value-type="string" office:string-value="0x0200" calcext:value-type="string">
            <text:p>0x0200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JPEGInterchangeFormat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5]); 4)" office:value-type="string" office:string-value="0x0201" calcext:value-type="string">
            <text:p>0x0201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JPEGInterchangeFormatLength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6]); 4)" office:value-type="string" office:string-value="0x0202" calcext:value-type="string">
            <text:p>0x0202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JPEGRestartInterval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7]); 4)" office:value-type="string" office:string-value="0x0203" calcext:value-type="string">
            <text:p>0x0203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JPEGLosslessPredictor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8]); 4)" office:value-type="string" office:string-value="0x0205" calcext:value-type="string">
            <text:p>0x0205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JPEGPointTransform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79]); 4)" office:value-type="string" office:string-value="0x0206" calcext:value-type="string">
            <text:p>0x0206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JPEGQTable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0]); 4)" office:value-type="string" office:string-value="0x0207" calcext:value-type="string">
            <text:p>0x0207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JPEGDCTable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1]); 4)" office:value-type="string" office:string-value="0x0208" calcext:value-type="string">
            <text:p>0x0208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JPEGACTable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2]); 4)" office:value-type="string" office:string-value="0x0209" calcext:value-type="string">
            <text:p>0x0209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YCbCrCoefficients</text:p>
          </table:table-cell>
          <table:table-cell office:value-type="string" calcext:value-type="string">
            <text:p>R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3]); 4)" office:value-type="string" office:string-value="0x0211" calcext:value-type="string">
            <text:p>0x0211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YCbCrSubsampling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4]); 4)" office:value-type="string" office:string-value="0x0212" calcext:value-type="string">
            <text:p>0x0212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YCbCrPositioning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5]); 4)" office:value-type="string" office:string-value="0x0213" calcext:value-type="string">
            <text:p>0x0213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ReferenceBlackWhit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*N</text:p>
          </table:table-cell>
          <table:table-cell office:value-type="string" calcext:value-type="string">
            <text:p>TIFF</text:p>
          </table:table-cell>
          <table:table-cell table:formula="of:=&quot;0x&quot; &amp; RIGHT(&quot;0000&quot; &amp; DEC2HEX([.B86]); 4)" office:value-type="string" office:string-value="0x0214" calcext:value-type="string">
            <text:p>0x021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XMP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MP</text:p>
          </table:table-cell>
          <table:table-cell table:formula="of:=&quot;0x&quot; &amp; RIGHT(&quot;0000&quot; &amp; DEC2HEX([.B87]); 4)" office:value-type="string" office:string-value="0x02BC" calcext:value-type="string">
            <text:p>0x02BC</text:p>
          </table:table-cell>
        </table:table-row>
        <table:table-row table:style-name="ro1">
          <table:table-cell/>
          <table:table-cell office:value-type="float" office:value="32781" calcext:value-type="float">
            <text:p>3278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Maker</text:p>
          </table:table-cell>
          <table:table-cell table:formula="of:=&quot;0x&quot; &amp; RIGHT(&quot;0000&quot; &amp; DEC2HEX([.B88]); 4)" office:value-type="string" office:string-value="0x800D" calcext:value-type="string">
            <text:p>0x800D</text:p>
          </table:table-cell>
        </table:table-row>
        <table:table-row table:style-name="ro1">
          <table:table-cell/>
          <table:table-cell office:value-type="float" office:value="32995" calcext:value-type="float">
            <text:p>32995</text:p>
          </table:table-cell>
          <table:table-cell office:value-type="string" calcext:value-type="string">
            <text:p>Matteing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89]); 4)" office:value-type="string" office:string-value="0x80E3" calcext:value-type="string">
            <text:p>0x80E3</text:p>
          </table:table-cell>
        </table:table-row>
        <table:table-row table:style-name="ro1">
          <table:table-cell/>
          <table:table-cell office:value-type="float" office:value="32996" calcext:value-type="float">
            <text:p>32996</text:p>
          </table:table-cell>
          <table:table-cell office:value-type="string" calcext:value-type="string">
            <text:p>DataType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90]); 4)" office:value-type="string" office:string-value="0x80E4" calcext:value-type="string">
            <text:p>0x80E4</text:p>
          </table:table-cell>
        </table:table-row>
        <table:table-row table:style-name="ro1">
          <table:table-cell/>
          <table:table-cell office:value-type="float" office:value="32997" calcext:value-type="float">
            <text:p>32997</text:p>
          </table:table-cell>
          <table:table-cell office:value-type="string" calcext:value-type="string">
            <text:p>ImageDepth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91]); 4)" office:value-type="string" office:string-value="0x80E5" calcext:value-type="string">
            <text:p>0x80E5</text:p>
          </table:table-cell>
        </table:table-row>
        <table:table-row table:style-name="ro1">
          <table:table-cell/>
          <table:table-cell office:value-type="float" office:value="32998" calcext:value-type="float">
            <text:p>32998</text:p>
          </table:table-cell>
          <table:table-cell office:value-type="string" calcext:value-type="string">
            <text:p>TileDepth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92]); 4)" office:value-type="string" office:string-value="0x80E6" calcext:value-type="string">
            <text:p>0x80E6</text:p>
          </table:table-cell>
        </table:table-row>
        <table:table-row table:style-name="ro1">
          <table:table-cell/>
          <table:table-cell office:value-type="float" office:value="33421" calcext:value-type="float">
            <text:p>33421</text:p>
          </table:table-cell>
          <table:table-cell office:value-type="string" calcext:value-type="string">
            <text:p>CFARepeatPatternDim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93]); 4)" office:value-type="string" office:string-value="0x828D" calcext:value-type="string">
            <text:p>0x828D</text:p>
          </table:table-cell>
        </table:table-row>
        <table:table-row table:style-name="ro1">
          <table:table-cell/>
          <table:table-cell office:value-type="float" office:value="33422" calcext:value-type="float">
            <text:p>33422</text:p>
          </table:table-cell>
          <table:table-cell office:value-type="string" calcext:value-type="string">
            <text:p>CFAPattern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94]); 4)" office:value-type="string" office:string-value="0x828E" calcext:value-type="string">
            <text:p>0x828E</text:p>
          </table:table-cell>
        </table:table-row>
        <table:table-row table:style-name="ro2">
          <table:table-cell/>
          <table:table-cell office:value-type="float" office:value="33423" calcext:value-type="float">
            <text:p>33423</text:p>
          </table:table-cell>
          <table:table-cell office:value-type="string" calcext:value-type="string">
            <text:p>BatteryLevel</text:p>
          </table:table-cell>
          <table:table-cell office:value-type="string" calcext:value-type="string">
            <text:p>RATIONAL / ASC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95]); 4)" office:value-type="string" office:string-value="0x828F" calcext:value-type="string">
            <text:p>0x828F</text:p>
          </table:table-cell>
        </table:table-row>
        <table:table-row table:style-name="ro1">
          <table:table-cell/>
          <table:table-cell office:value-type="float" office:value="33432" calcext:value-type="float">
            <text:p>33432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96]); 4)" office:value-type="string" office:string-value="0x8298" calcext:value-type="string">
            <text:p>0x8298</text:p>
          </table:table-cell>
        </table:table-row>
        <table:table-row table:style-name="ro1">
          <table:table-cell/>
          <table:table-cell office:value-type="float" office:value="33434" calcext:value-type="float">
            <text:p>33434</text:p>
          </table:table-cell>
          <table:table-cell office:value-type="string" calcext:value-type="string">
            <text:p>ExposureTim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97]); 4)" office:value-type="string" office:string-value="0x829A" calcext:value-type="string">
            <text:p>0x829A</text:p>
          </table:table-cell>
        </table:table-row>
        <table:table-row table:style-name="ro1">
          <table:table-cell/>
          <table:table-cell office:value-type="float" office:value="33437" calcext:value-type="float">
            <text:p>33437</text:p>
          </table:table-cell>
          <table:table-cell office:value-type="string" calcext:value-type="string">
            <text:p>Fnumbe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98]); 4)" office:value-type="string" office:string-value="0x829D" calcext:value-type="string">
            <text:p>0x829D</text:p>
          </table:table-cell>
        </table:table-row>
        <table:table-row table:style-name="ro1">
          <table:table-cell/>
          <table:table-cell office:value-type="float" office:value="33723" calcext:value-type="float">
            <text:p>33723</text:p>
          </table:table-cell>
          <table:table-cell office:value-type="string" calcext:value-type="string">
            <text:p>IPTC/NAA</text:p>
          </table:table-cell>
          <table:table-cell office:value-type="string" calcext:value-type="string">
            <text:p>LONG / ASCII</text:p>
          </table:table-cell>
          <table:table-cell table:style-name="ce3"/>
          <table:table-cell office:value-type="string" calcext:value-type="string">
            <text:p>TIFF/EP</text:p>
          </table:table-cell>
          <table:table-cell table:formula="of:=&quot;0x&quot; &amp; RIGHT(&quot;0000&quot; &amp; DEC2HEX([.B99]); 4)" office:value-type="string" office:string-value="0x83BB" calcext:value-type="string">
            <text:p>0x83BB</text:p>
          </table:table-cell>
        </table:table-row>
        <table:table-row table:style-name="ro1">
          <table:table-cell/>
          <table:table-cell office:value-type="float" office:value="33550" calcext:value-type="float">
            <text:p>33550</text:p>
          </table:table-cell>
          <table:table-cell office:value-type="string" calcext:value-type="string">
            <text:p>ModelPixelScaleTag</text:p>
          </table:table-cell>
          <table:table-cell office:value-type="string" calcext:value-type="string">
            <text:p>DOU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00]); 4)" office:value-type="string" office:string-value="0x830E" calcext:value-type="string">
            <text:p>0x830E</text:p>
          </table:table-cell>
        </table:table-row>
        <table:table-row table:style-name="ro1">
          <table:table-cell/>
          <table:table-cell office:value-type="float" office:value="33920" calcext:value-type="float">
            <text:p>33920</text:p>
          </table:table-cell>
          <table:table-cell office:value-type="string" calcext:value-type="string">
            <text:p>IntergraphMatrixTag</text:p>
          </table:table-cell>
          <table:table-cell office:value-type="string" calcext:value-type="string">
            <text:p>DOUB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01]); 4)" office:value-type="string" office:string-value="0x8480" calcext:value-type="string">
            <text:p>0x8480</text:p>
          </table:table-cell>
        </table:table-row>
        <table:table-row table:style-name="ro1">
          <table:table-cell/>
          <table:table-cell office:value-type="float" office:value="33922" calcext:value-type="float">
            <text:p>33922</text:p>
          </table:table-cell>
          <table:table-cell office:value-type="string" calcext:value-type="string">
            <text:p>ModelTiepointTa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6*N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02]); 4)" office:value-type="string" office:string-value="0x8482" calcext:value-type="string">
            <text:p>0x8482</text:p>
          </table:table-cell>
        </table:table-row>
        <table:table-row table:style-name="ro1">
          <table:table-cell/>
          <table:table-cell office:value-type="float" office:value="34016" calcext:value-type="float">
            <text:p>34016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3]); 4)" office:value-type="string" office:string-value="0x84E0" calcext:value-type="string">
            <text:p>0x84E0</text:p>
          </table:table-cell>
        </table:table-row>
        <table:table-row table:style-name="ro1">
          <table:table-cell/>
          <table:table-cell office:value-type="float" office:value="34017" calcext:value-type="float">
            <text:p>34017</text:p>
          </table:table-cell>
          <table:table-cell office:value-type="string" calcext:value-type="string">
            <text:p>ColorSequenc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4]); 4)" office:value-type="string" office:string-value="0x84E1" calcext:value-type="string">
            <text:p>0x84E1</text:p>
          </table:table-cell>
        </table:table-row>
        <table:table-row table:style-name="ro1">
          <table:table-cell/>
          <table:table-cell office:value-type="float" office:value="34018" calcext:value-type="float">
            <text:p>34018</text:p>
          </table:table-cell>
          <table:table-cell office:value-type="string" calcext:value-type="string">
            <text:p>IT8Header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5]); 4)" office:value-type="string" office:string-value="0x84E2" calcext:value-type="string">
            <text:p>0x84E2</text:p>
          </table:table-cell>
        </table:table-row>
        <table:table-row table:style-name="ro1">
          <table:table-cell/>
          <table:table-cell office:value-type="float" office:value="34019" calcext:value-type="float">
            <text:p>34019</text:p>
          </table:table-cell>
          <table:table-cell office:value-type="string" calcext:value-type="string">
            <text:p>RasterPadding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6]); 4)" office:value-type="string" office:string-value="0x84E3" calcext:value-type="string">
            <text:p>0x84E3</text:p>
          </table:table-cell>
        </table:table-row>
        <table:table-row table:style-name="ro1">
          <table:table-cell/>
          <table:table-cell office:value-type="float" office:value="34020" calcext:value-type="float">
            <text:p>34020</text:p>
          </table:table-cell>
          <table:table-cell office:value-type="string" calcext:value-type="string">
            <text:p>BitsPerRunLength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7]); 4)" office:value-type="string" office:string-value="0x84E4" calcext:value-type="string">
            <text:p>0x84E4</text:p>
          </table:table-cell>
        </table:table-row>
        <table:table-row table:style-name="ro1">
          <table:table-cell/>
          <table:table-cell office:value-type="float" office:value="34021" calcext:value-type="float">
            <text:p>34021</text:p>
          </table:table-cell>
          <table:table-cell office:value-type="string" calcext:value-type="string">
            <text:p>BitsPerExtendedRunLength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8]); 4)" office:value-type="string" office:string-value="0x84E5" calcext:value-type="string">
            <text:p>0x84E5</text:p>
          </table:table-cell>
        </table:table-row>
        <table:table-row table:style-name="ro1">
          <table:table-cell/>
          <table:table-cell office:value-type="float" office:value="34022" calcext:value-type="float">
            <text:p>34022</text:p>
          </table:table-cell>
          <table:table-cell office:value-type="string" calcext:value-type="string">
            <text:p>ColorTabl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09]); 4)" office:value-type="string" office:string-value="0x84E6" calcext:value-type="string">
            <text:p>0x84E6</text:p>
          </table:table-cell>
        </table:table-row>
        <table:table-row table:style-name="ro1">
          <table:table-cell/>
          <table:table-cell office:value-type="float" office:value="34023" calcext:value-type="float">
            <text:p>34023</text:p>
          </table:table-cell>
          <table:table-cell office:value-type="string" calcext:value-type="string">
            <text:p>ImageColorIndicator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0]); 4)" office:value-type="string" office:string-value="0x84E7" calcext:value-type="string">
            <text:p>0x84E7</text:p>
          </table:table-cell>
        </table:table-row>
        <table:table-row table:style-name="ro1">
          <table:table-cell/>
          <table:table-cell office:value-type="float" office:value="34024" calcext:value-type="float">
            <text:p>34024</text:p>
          </table:table-cell>
          <table:table-cell office:value-type="string" calcext:value-type="string">
            <text:p>BackgroundColorIndicator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1]); 4)" office:value-type="string" office:string-value="0x84E8" calcext:value-type="string">
            <text:p>0x84E8</text:p>
          </table:table-cell>
        </table:table-row>
        <table:table-row table:style-name="ro1">
          <table:table-cell/>
          <table:table-cell office:value-type="float" office:value="34025" calcext:value-type="float">
            <text:p>34025</text:p>
          </table:table-cell>
          <table:table-cell office:value-type="string" calcext:value-type="string">
            <text:p>ImageColorValue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2]); 4)" office:value-type="string" office:string-value="0x84E9" calcext:value-type="string">
            <text:p>0x84E9</text:p>
          </table:table-cell>
        </table:table-row>
        <table:table-row table:style-name="ro1">
          <table:table-cell/>
          <table:table-cell office:value-type="float" office:value="34026" calcext:value-type="float">
            <text:p>34026</text:p>
          </table:table-cell>
          <table:table-cell office:value-type="string" calcext:value-type="string">
            <text:p>BackgroundColorValue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3]); 4)" office:value-type="string" office:string-value="0x84EA" calcext:value-type="string">
            <text:p>0x84EA</text:p>
          </table:table-cell>
        </table:table-row>
        <table:table-row table:style-name="ro1">
          <table:table-cell/>
          <table:table-cell office:value-type="float" office:value="34027" calcext:value-type="float">
            <text:p>34027</text:p>
          </table:table-cell>
          <table:table-cell office:value-type="string" calcext:value-type="string">
            <text:p>PixelInensityRange</text:p>
          </table:table-cell>
          <table:table-cell office:value-type="string" calcext:value-type="string">
            <text:p>BY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4]); 4)" office:value-type="string" office:string-value="0x84EB" calcext:value-type="string">
            <text:p>0x84EB</text:p>
          </table:table-cell>
        </table:table-row>
        <table:table-row table:style-name="ro1">
          <table:table-cell/>
          <table:table-cell office:value-type="float" office:value="34028" calcext:value-type="float">
            <text:p>34028</text:p>
          </table:table-cell>
          <table:table-cell office:value-type="string" calcext:value-type="string">
            <text:p>TransparencyIndicator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5]); 4)" office:value-type="string" office:string-value="0x84EC" calcext:value-type="string">
            <text:p>0x84EC</text:p>
          </table:table-cell>
        </table:table-row>
        <table:table-row table:style-name="ro1">
          <table:table-cell/>
          <table:table-cell office:value-type="float" office:value="34029" calcext:value-type="float">
            <text:p>34029</text:p>
          </table:table-cell>
          <table:table-cell office:value-type="string" calcext:value-type="string">
            <text:p>ColorCharacterization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6]); 4)" office:value-type="string" office:string-value="0x84ED" calcext:value-type="string">
            <text:p>0x84ED</text:p>
          </table:table-cell>
        </table:table-row>
        <table:table-row table:style-name="ro1">
          <table:table-cell/>
          <table:table-cell office:value-type="float" office:value="34030" calcext:value-type="float">
            <text:p>34030</text:p>
          </table:table-cell>
          <table:table-cell office:value-type="string" calcext:value-type="string">
            <text:p>HCUsage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IT</text:p>
          </table:table-cell>
          <table:table-cell table:formula="of:=&quot;0x&quot; &amp; RIGHT(&quot;0000&quot; &amp; DEC2HEX([.B117]); 4)" office:value-type="string" office:string-value="0x84EE" calcext:value-type="string">
            <text:p>0x84EE</text:p>
          </table:table-cell>
        </table:table-row>
        <table:table-row table:style-name="ro1">
          <table:table-cell/>
          <table:table-cell office:value-type="float" office:value="34264" calcext:value-type="float">
            <text:p>34264</text:p>
          </table:table-cell>
          <table:table-cell office:value-type="string" calcext:value-type="string">
            <text:p>ModelTransformationTag</text:p>
          </table:table-cell>
          <table:table-cell office:value-type="string" calcext:value-type="string">
            <text:p>DOUB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18]); 4)" office:value-type="string" office:string-value="0x85D8" calcext:value-type="string">
            <text:p>0x85D8</text:p>
          </table:table-cell>
        </table:table-row>
        <table:table-row table:style-name="ro1">
          <table:table-cell/>
          <table:table-cell office:value-type="float" office:value="34377" calcext:value-type="float">
            <text:p>34377</text:p>
          </table:table-cell>
          <table:table-cell office:value-type="string" calcext:value-type="string">
            <text:p>PhotoshopImageResources</text:p>
          </table:table-cell>
          <table:table-cell office:value-type="string" calcext:value-type="string">
            <text:p>UNDEFINED</text:p>
          </table:table-cell>
          <table:table-cell table:style-name="ce3"/>
          <table:table-cell office:value-type="string" calcext:value-type="string">
            <text:p>Photoshop</text:p>
          </table:table-cell>
          <table:table-cell table:formula="of:=&quot;0x&quot; &amp; RIGHT(&quot;0000&quot; &amp; DEC2HEX([.B119]); 4)" office:value-type="string" office:string-value="0x8649" calcext:value-type="string">
            <text:p>0x8649</text:p>
          </table:table-cell>
        </table:table-row>
        <table:table-row table:style-name="ro1">
          <table:table-cell/>
          <table:table-cell office:value-type="float" office:value="34665" calcext:value-type="float">
            <text:p>34665</text:p>
          </table:table-cell>
          <table:table-cell office:value-type="string" calcext:value-type="string">
            <text:p>ExifIFD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120]); 4)" office:value-type="string" office:string-value="0x8769" calcext:value-type="string">
            <text:p>0x8769</text:p>
          </table:table-cell>
        </table:table-row>
        <table:table-row table:style-name="ro1">
          <table:table-cell/>
          <table:table-cell office:value-type="float" office:value="34675" calcext:value-type="float">
            <text:p>34675</text:p>
          </table:table-cell>
          <table:table-cell office:value-type="string" calcext:value-type="string">
            <text:p>InterColourProfil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21]); 4)" office:value-type="string" office:string-value="0x8773" calcext:value-type="string">
            <text:p>0x8773</text:p>
          </table:table-cell>
        </table:table-row>
        <table:table-row table:style-name="ro2">
          <table:table-cell/>
          <table:table-cell office:value-type="float" office:value="34732" calcext:value-type="float">
            <text:p>34732</text:p>
          </table:table-cell>
          <table:table-cell office:value-type="string" calcext:value-type="string">
            <text:p>ImageLayer</text:p>
          </table:table-cell>
          <table:table-cell office:value-type="string" calcext:value-type="string">
            <text:p>SHORT or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C 2301</text:p>
          </table:table-cell>
          <table:table-cell table:formula="of:=&quot;0x&quot; &amp; RIGHT(&quot;0000&quot; &amp; DEC2HEX([.B122]); 4)" office:value-type="string" office:string-value="0x87AC" calcext:value-type="string">
            <text:p>0x87AC</text:p>
          </table:table-cell>
        </table:table-row>
        <table:table-row table:style-name="ro1">
          <table:table-cell/>
          <table:table-cell office:value-type="float" office:value="34735" calcext:value-type="float">
            <text:p>34735</text:p>
          </table:table-cell>
          <table:table-cell office:value-type="string" calcext:value-type="string">
            <text:p>GeoKeyDirectoryTa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4*N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23]); 4)" office:value-type="string" office:string-value="0x87AF" calcext:value-type="string">
            <text:p>0x87AF</text:p>
          </table:table-cell>
        </table:table-row>
        <table:table-row table:style-name="ro1">
          <table:table-cell/>
          <table:table-cell office:value-type="float" office:value="34736" calcext:value-type="float">
            <text:p>34736</text:p>
          </table:table-cell>
          <table:table-cell office:value-type="string" calcext:value-type="string">
            <text:p>GeoDoubleParamsTa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24]); 4)" office:value-type="string" office:string-value="0x87B0" calcext:value-type="string">
            <text:p>0x87B0</text:p>
          </table:table-cell>
        </table:table-row>
        <table:table-row table:style-name="ro1">
          <table:table-cell/>
          <table:table-cell office:value-type="float" office:value="34737" calcext:value-type="float">
            <text:p>34737</text:p>
          </table:table-cell>
          <table:table-cell office:value-type="string" calcext:value-type="string">
            <text:p>GeoAsciiParamsTag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oTIFF</text:p>
          </table:table-cell>
          <table:table-cell table:formula="of:=&quot;0x&quot; &amp; RIGHT(&quot;0000&quot; &amp; DEC2HEX([.B125]); 4)" office:value-type="string" office:string-value="0x87B1" calcext:value-type="string">
            <text:p>0x87B1</text:p>
          </table:table-cell>
        </table:table-row>
        <table:table-row table:style-name="ro1">
          <table:table-cell/>
          <table:table-cell office:value-type="float" office:value="34850" calcext:value-type="float">
            <text:p>34850</text:p>
          </table:table-cell>
          <table:table-cell office:value-type="string" calcext:value-type="string">
            <text:p>ExposureProgram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26]); 4)" office:value-type="string" office:string-value="0x8822" calcext:value-type="string">
            <text:p>0x8822</text:p>
          </table:table-cell>
        </table:table-row>
        <table:table-row table:style-name="ro1">
          <table:table-cell/>
          <table:table-cell office:value-type="float" office:value="34852" calcext:value-type="float">
            <text:p>34852</text:p>
          </table:table-cell>
          <table:table-cell office:value-type="string" calcext:value-type="string">
            <text:p>SpectralSensitivity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27]); 4)" office:value-type="string" office:string-value="0x8824" calcext:value-type="string">
            <text:p>0x8824</text:p>
          </table:table-cell>
        </table:table-row>
        <table:table-row table:style-name="ro1">
          <table:table-cell/>
          <table:table-cell office:value-type="float" office:value="34853" calcext:value-type="float">
            <text:p>34853</text:p>
          </table:table-cell>
          <table:table-cell office:value-type="string" calcext:value-type="string">
            <text:p>GPSInfo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128]); 4)" office:value-type="string" office:string-value="0x8825" calcext:value-type="string">
            <text:p>0x8825</text:p>
          </table:table-cell>
        </table:table-row>
        <table:table-row table:style-name="ro1">
          <table:table-cell/>
          <table:table-cell office:value-type="float" office:value="34855" calcext:value-type="float">
            <text:p>34855</text:p>
          </table:table-cell>
          <table:table-cell office:value-type="string" calcext:value-type="string">
            <text:p>ISOSpeedRatings</text:p>
          </table:table-cell>
          <table:table-cell office:value-type="string" calcext:value-type="string">
            <text:p>SH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29]); 4)" office:value-type="string" office:string-value="0x8827" calcext:value-type="string">
            <text:p>0x8827</text:p>
          </table:table-cell>
        </table:table-row>
        <table:table-row table:style-name="ro1">
          <table:table-cell/>
          <table:table-cell office:value-type="float" office:value="34856" calcext:value-type="float">
            <text:p>34856</text:p>
          </table:table-cell>
          <table:table-cell office:value-type="string" calcext:value-type="string">
            <text:p>OECF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0]); 4)" office:value-type="string" office:string-value="0x8828" calcext:value-type="string">
            <text:p>0x8828</text:p>
          </table:table-cell>
        </table:table-row>
        <table:table-row table:style-name="ro1">
          <table:table-cell/>
          <table:table-cell office:value-type="float" office:value="34857" calcext:value-type="float">
            <text:p>34857</text:p>
          </table:table-cell>
          <table:table-cell office:value-type="string" calcext:value-type="string">
            <text:p>Interlac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1]); 4)" office:value-type="string" office:string-value="0x8829" calcext:value-type="string">
            <text:p>0x8829</text:p>
          </table:table-cell>
        </table:table-row>
        <table:table-row table:style-name="ro1">
          <table:table-cell/>
          <table:table-cell office:value-type="float" office:value="34858" calcext:value-type="float">
            <text:p>34858</text:p>
          </table:table-cell>
          <table:table-cell office:value-type="string" calcext:value-type="string">
            <text:p>TimeZoneOffset</text:p>
          </table:table-cell>
          <table:table-cell office:value-type="string" calcext:value-type="string">
            <text:p>S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2]); 4)" office:value-type="string" office:string-value="0x882A" calcext:value-type="string">
            <text:p>0x882A</text:p>
          </table:table-cell>
        </table:table-row>
        <table:table-row table:style-name="ro1">
          <table:table-cell/>
          <table:table-cell office:value-type="float" office:value="34859" calcext:value-type="float">
            <text:p>34859</text:p>
          </table:table-cell>
          <table:table-cell office:value-type="string" calcext:value-type="string">
            <text:p>SelfTimerMod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3]); 4)" office:value-type="string" office:string-value="0x882B" calcext:value-type="string">
            <text:p>0x882B</text:p>
          </table:table-cell>
        </table:table-row>
        <table:table-row table:style-name="ro1">
          <table:table-cell/>
          <table:table-cell office:value-type="float" office:value="34908" calcext:value-type="float">
            <text:p>34908</text:p>
          </table:table-cell>
          <table:table-cell office:value-type="string" calcext:value-type="string">
            <text:p>FaxRecvParams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134]); 4)" office:value-type="string" office:string-value="0x885C" calcext:value-type="string">
            <text:p>0x885C</text:p>
          </table:table-cell>
        </table:table-row>
        <table:table-row table:style-name="ro1">
          <table:table-cell/>
          <table:table-cell office:value-type="float" office:value="34909" calcext:value-type="float">
            <text:p>34909</text:p>
          </table:table-cell>
          <table:table-cell office:value-type="string" calcext:value-type="string">
            <text:p>FaxSubAddress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135]); 4)" office:value-type="string" office:string-value="0x885D" calcext:value-type="string">
            <text:p>0x885D</text:p>
          </table:table-cell>
        </table:table-row>
        <table:table-row table:style-name="ro1">
          <table:table-cell/>
          <table:table-cell office:value-type="float" office:value="34910" calcext:value-type="float">
            <text:p>34910</text:p>
          </table:table-cell>
          <table:table-cell office:value-type="string" calcext:value-type="string">
            <text:p>FaxRecvTime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136]); 4)" office:value-type="string" office:string-value="0x885E" calcext:value-type="string">
            <text:p>0x885E</text:p>
          </table:table-cell>
        </table:table-row>
        <table:table-row table:style-name="ro1">
          <table:table-cell/>
          <table:table-cell office:value-type="float" office:value="36867" calcext:value-type="float">
            <text:p>36867</text:p>
          </table:table-cell>
          <table:table-cell office:value-type="string" calcext:value-type="string">
            <text:p>DateTimeOriginal</text:p>
          </table:table-cell>
          <table:table-cell office:value-type="string" calcext:value-type="string">
            <text:p>ASCI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7]); 4)" office:value-type="string" office:string-value="0x9003" calcext:value-type="string">
            <text:p>0x9003</text:p>
          </table:table-cell>
        </table:table-row>
        <table:table-row table:style-name="ro1">
          <table:table-cell/>
          <table:table-cell office:value-type="float" office:value="37122" calcext:value-type="float">
            <text:p>37122</text:p>
          </table:table-cell>
          <table:table-cell office:value-type="string" calcext:value-type="string">
            <text:p>CompressedBitsPerPixel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8]); 4)" office:value-type="string" office:string-value="0x9102" calcext:value-type="string">
            <text:p>0x9102</text:p>
          </table:table-cell>
        </table:table-row>
        <table:table-row table:style-name="ro1">
          <table:table-cell/>
          <table:table-cell office:value-type="float" office:value="37377" calcext:value-type="float">
            <text:p>37377</text:p>
          </table:table-cell>
          <table:table-cell office:value-type="string" calcext:value-type="string">
            <text:p>ShutterSpeedValu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39]); 4)" office:value-type="string" office:string-value="0x9201" calcext:value-type="string">
            <text:p>0x9201</text:p>
          </table:table-cell>
        </table:table-row>
        <table:table-row table:style-name="ro1">
          <table:table-cell/>
          <table:table-cell office:value-type="float" office:value="37378" calcext:value-type="float">
            <text:p>37378</text:p>
          </table:table-cell>
          <table:table-cell office:value-type="string" calcext:value-type="string">
            <text:p>ApertureValu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0]); 4)" office:value-type="string" office:string-value="0x9202" calcext:value-type="string">
            <text:p>0x9202</text:p>
          </table:table-cell>
        </table:table-row>
        <table:table-row table:style-name="ro1">
          <table:table-cell/>
          <table:table-cell office:value-type="float" office:value="37379" calcext:value-type="float">
            <text:p>37379</text:p>
          </table:table-cell>
          <table:table-cell office:value-type="string" calcext:value-type="string">
            <text:p>BrightnessValue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1]); 4)" office:value-type="string" office:string-value="0x9203" calcext:value-type="string">
            <text:p>0x9203</text:p>
          </table:table-cell>
        </table:table-row>
        <table:table-row table:style-name="ro1">
          <table:table-cell/>
          <table:table-cell office:value-type="float" office:value="37380" calcext:value-type="float">
            <text:p>37380</text:p>
          </table:table-cell>
          <table:table-cell office:value-type="string" calcext:value-type="string">
            <text:p>ExposureBiasValue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2]); 4)" office:value-type="string" office:string-value="0x9204" calcext:value-type="string">
            <text:p>0x9204</text:p>
          </table:table-cell>
        </table:table-row>
        <table:table-row table:style-name="ro1">
          <table:table-cell/>
          <table:table-cell office:value-type="float" office:value="37381" calcext:value-type="float">
            <text:p>37381</text:p>
          </table:table-cell>
          <table:table-cell office:value-type="string" calcext:value-type="string">
            <text:p>MaxApertureValu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3]); 4)" office:value-type="string" office:string-value="0x9205" calcext:value-type="string">
            <text:p>0x9205</text:p>
          </table:table-cell>
        </table:table-row>
        <table:table-row table:style-name="ro1">
          <table:table-cell/>
          <table:table-cell office:value-type="float" office:value="37382" calcext:value-type="float">
            <text:p>37382</text:p>
          </table:table-cell>
          <table:table-cell office:value-type="string" calcext:value-type="string">
            <text:p>SubjectDistance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4]); 4)" office:value-type="string" office:string-value="0x9206" calcext:value-type="string">
            <text:p>0x9206</text:p>
          </table:table-cell>
        </table:table-row>
        <table:table-row table:style-name="ro1">
          <table:table-cell/>
          <table:table-cell office:value-type="float" office:value="37383" calcext:value-type="float">
            <text:p>37383</text:p>
          </table:table-cell>
          <table:table-cell office:value-type="string" calcext:value-type="string">
            <text:p>MeteringMod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5]); 4)" office:value-type="string" office:string-value="0x9207" calcext:value-type="string">
            <text:p>0x9207</text:p>
          </table:table-cell>
        </table:table-row>
        <table:table-row table:style-name="ro1">
          <table:table-cell/>
          <table:table-cell office:value-type="float" office:value="37384" calcext:value-type="float">
            <text:p>37384</text:p>
          </table:table-cell>
          <table:table-cell office:value-type="string" calcext:value-type="string">
            <text:p>LightSourc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6]); 4)" office:value-type="string" office:string-value="0x9208" calcext:value-type="string">
            <text:p>0x9208</text:p>
          </table:table-cell>
        </table:table-row>
        <table:table-row table:style-name="ro1">
          <table:table-cell/>
          <table:table-cell office:value-type="float" office:value="37385" calcext:value-type="float">
            <text:p>37385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7]); 4)" office:value-type="string" office:string-value="0x9209" calcext:value-type="string">
            <text:p>0x9209</text:p>
          </table:table-cell>
        </table:table-row>
        <table:table-row table:style-name="ro1">
          <table:table-cell/>
          <table:table-cell office:value-type="float" office:value="37386" calcext:value-type="float">
            <text:p>37386</text:p>
          </table:table-cell>
          <table:table-cell office:value-type="string" calcext:value-type="string">
            <text:p>FocalLength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8]); 4)" office:value-type="string" office:string-value="0x920A" calcext:value-type="string">
            <text:p>0x920A</text:p>
          </table:table-cell>
        </table:table-row>
        <table:table-row table:style-name="ro1">
          <table:table-cell/>
          <table:table-cell office:value-type="float" office:value="37387" calcext:value-type="float">
            <text:p>37387</text:p>
          </table:table-cell>
          <table:table-cell office:value-type="string" calcext:value-type="string">
            <text:p>FlashEnergy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49]); 4)" office:value-type="string" office:string-value="0x920B" calcext:value-type="string">
            <text:p>0x920B</text:p>
          </table:table-cell>
        </table:table-row>
        <table:table-row table:style-name="ro1">
          <table:table-cell/>
          <table:table-cell office:value-type="float" office:value="37388" calcext:value-type="float">
            <text:p>37388</text:p>
          </table:table-cell>
          <table:table-cell office:value-type="string" calcext:value-type="string">
            <text:p>SpatialFrequencyRespons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0]); 4)" office:value-type="string" office:string-value="0x920C" calcext:value-type="string">
            <text:p>0x920C</text:p>
          </table:table-cell>
        </table:table-row>
        <table:table-row table:style-name="ro1">
          <table:table-cell/>
          <table:table-cell office:value-type="float" office:value="37389" calcext:value-type="float">
            <text:p>37389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1]); 4)" office:value-type="string" office:string-value="0x920D" calcext:value-type="string">
            <text:p>0x920D</text:p>
          </table:table-cell>
        </table:table-row>
        <table:table-row table:style-name="ro1">
          <table:table-cell/>
          <table:table-cell office:value-type="float" office:value="37390" calcext:value-type="float">
            <text:p>37390</text:p>
          </table:table-cell>
          <table:table-cell office:value-type="string" calcext:value-type="string">
            <text:p>FocalPlaneXResolu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2]); 4)" office:value-type="string" office:string-value="0x920E" calcext:value-type="string">
            <text:p>0x920E</text:p>
          </table:table-cell>
        </table:table-row>
        <table:table-row table:style-name="ro1">
          <table:table-cell/>
          <table:table-cell office:value-type="float" office:value="37391" calcext:value-type="float">
            <text:p>37391</text:p>
          </table:table-cell>
          <table:table-cell office:value-type="string" calcext:value-type="string">
            <text:p>FocalPlaneYResolu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3]); 4)" office:value-type="string" office:string-value="0x920F" calcext:value-type="string">
            <text:p>0x920F</text:p>
          </table:table-cell>
        </table:table-row>
        <table:table-row table:style-name="ro1">
          <table:table-cell/>
          <table:table-cell office:value-type="float" office:value="37392" calcext:value-type="float">
            <text:p>37392</text:p>
          </table:table-cell>
          <table:table-cell office:value-type="string" calcext:value-type="string">
            <text:p>FocalPlaneResolutionUni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4]); 4)" office:value-type="string" office:string-value="0x9210" calcext:value-type="string">
            <text:p>0x9210</text:p>
          </table:table-cell>
        </table:table-row>
        <table:table-row table:style-name="ro1">
          <table:table-cell/>
          <table:table-cell office:value-type="float" office:value="37393" calcext:value-type="float">
            <text:p>37393</text:p>
          </table:table-cell>
          <table:table-cell office:value-type="string" calcext:value-type="string">
            <text:p>ImageNumber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5]); 4)" office:value-type="string" office:string-value="0x9211" calcext:value-type="string">
            <text:p>0x9211</text:p>
          </table:table-cell>
        </table:table-row>
        <table:table-row table:style-name="ro1">
          <table:table-cell/>
          <table:table-cell office:value-type="float" office:value="37394" calcext:value-type="float">
            <text:p>37394</text:p>
          </table:table-cell>
          <table:table-cell office:value-type="string" calcext:value-type="string">
            <text:p>SecurityClassification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6]); 4)" office:value-type="string" office:string-value="0x9212" calcext:value-type="string">
            <text:p>0x9212</text:p>
          </table:table-cell>
        </table:table-row>
        <table:table-row table:style-name="ro1">
          <table:table-cell/>
          <table:table-cell office:value-type="float" office:value="37395" calcext:value-type="float">
            <text:p>37395</text:p>
          </table:table-cell>
          <table:table-cell office:value-type="string" calcext:value-type="string">
            <text:p>ImageHistory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7]); 4)" office:value-type="string" office:string-value="0x9213" calcext:value-type="string">
            <text:p>0x9213</text:p>
          </table:table-cell>
        </table:table-row>
        <table:table-row table:style-name="ro1">
          <table:table-cell/>
          <table:table-cell office:value-type="float" office:value="37396" calcext:value-type="float">
            <text:p>37396</text:p>
          </table:table-cell>
          <table:table-cell office:value-type="string" calcext:value-type="string">
            <text:p>SubjectLocation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8]); 4)" office:value-type="string" office:string-value="0x9214" calcext:value-type="string">
            <text:p>0x9214</text:p>
          </table:table-cell>
        </table:table-row>
        <table:table-row table:style-name="ro1">
          <table:table-cell/>
          <table:table-cell office:value-type="float" office:value="37397" calcext:value-type="float">
            <text:p>37397</text:p>
          </table:table-cell>
          <table:table-cell office:value-type="string" calcext:value-type="string">
            <text:p>ExposureIndex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59]); 4)" office:value-type="string" office:string-value="0x9215" calcext:value-type="string">
            <text:p>0x9215</text:p>
          </table:table-cell>
        </table:table-row>
        <table:table-row table:style-name="ro1">
          <table:table-cell/>
          <table:table-cell office:value-type="float" office:value="37398" calcext:value-type="float">
            <text:p>37398</text:p>
          </table:table-cell>
          <table:table-cell office:value-type="string" calcext:value-type="string">
            <text:p>TIFF/EPStandardID</text:p>
          </table:table-cell>
          <table:table-cell office:value-type="string" calcext:value-type="string">
            <text:p>BY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60]); 4)" office:value-type="string" office:string-value="0x9216" calcext:value-type="string">
            <text:p>0x9216</text:p>
          </table:table-cell>
        </table:table-row>
        <table:table-row table:style-name="ro1">
          <table:table-cell/>
          <table:table-cell office:value-type="float" office:value="37399" calcext:value-type="float">
            <text:p>37399</text:p>
          </table:table-cell>
          <table:table-cell office:value-type="string" calcext:value-type="string">
            <text:p>SensingMethod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</text:p>
          </table:table-cell>
          <table:table-cell table:formula="of:=&quot;0x&quot; &amp; RIGHT(&quot;0000&quot; &amp; DEC2HEX([.B161]); 4)" office:value-type="string" office:string-value="0x9217" calcext:value-type="string">
            <text:p>0x9217</text:p>
          </table:table-cell>
        </table:table-row>
        <table:table-row table:style-name="ro1">
          <table:table-cell/>
          <table:table-cell office:value-type="float" office:value="37439" calcext:value-type="float">
            <text:p>37439</text:p>
          </table:table-cell>
          <table:table-cell office:value-type="string" calcext:value-type="string">
            <text:p>StoNits</text:p>
          </table:table-cell>
          <table:table-cell table:number-columns-repeated="3" office:value-type="string" calcext:value-type="string">
            <text:p>-</text:p>
          </table:table-cell>
          <table:table-cell table:formula="of:=&quot;0x&quot; &amp; RIGHT(&quot;0000&quot; &amp; DEC2HEX([.B162]); 4)" office:value-type="string" office:string-value="0x923F" calcext:value-type="string">
            <text:p>0x923F</text:p>
          </table:table-cell>
        </table:table-row>
        <table:table-row table:style-name="ro1">
          <table:table-cell/>
          <table:table-cell office:value-type="float" office:value="37724" calcext:value-type="float">
            <text:p>37724</text:p>
          </table:table-cell>
          <table:table-cell office:value-type="string" calcext:value-type="string">
            <text:p>ImageSourceData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toshop</text:p>
          </table:table-cell>
          <table:table-cell table:formula="of:=&quot;0x&quot; &amp; RIGHT(&quot;0000&quot; &amp; DEC2HEX([.B163]); 4)" office:value-type="string" office:string-value="0x935C" calcext:value-type="string">
            <text:p>0x935C</text:p>
          </table:table-cell>
        </table:table-row>
        <table:table-row table:style-name="ro1">
          <table:table-cell/>
          <table:table-cell office:value-type="float" office:value="40965" calcext:value-type="float">
            <text:p>40965</text:p>
          </table:table-cell>
          <table:table-cell office:value-type="string" calcext:value-type="string">
            <text:p>InteroperabilityIFD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164]); 4)" office:value-type="string" office:string-value="0xA005" calcext:value-type="string">
            <text:p>0xA005</text:p>
          </table:table-cell>
        </table:table-row>
        <table:table-row table:style-name="ro1">
          <table:table-cell/>
          <table:table-cell office:value-type="float" office:value="50255" calcext:value-type="float">
            <text:p>50255</text:p>
          </table:table-cell>
          <table:table-cell office:value-type="string" calcext:value-type="string">
            <text:p>PhotoshopAnnotations</text:p>
          </table:table-cell>
          <table:table-cell office:value-type="string" calcext:value-type="string">
            <text:p>UNDEFINED</text:p>
          </table:table-cell>
          <table:table-cell table:style-name="ce3"/>
          <table:table-cell office:value-type="string" calcext:value-type="string">
            <text:p>Photoshop</text:p>
          </table:table-cell>
          <table:table-cell table:formula="of:=&quot;0x&quot; &amp; RIGHT(&quot;0000&quot; &amp; DEC2HEX([.B165]); 4)" office:value-type="string" office:string-value="0xC44F" calcext:value-type="string">
            <text:p>0xC44F</text:p>
          </table:table-cell>
        </table:table-row>
        <table:table-row table:style-name="ro1">
          <table:table-cell/>
          <table:table-cell office:value-type="float" office:value="50706" calcext:value-type="float">
            <text:p>50706</text:p>
          </table:table-cell>
          <table:table-cell office:value-type="string" calcext:value-type="string">
            <text:p>DNGVersion</text:p>
          </table:table-cell>
          <table:table-cell office:value-type="string" calcext:value-type="string">
            <text:p>BY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66]); 4)" office:value-type="string" office:string-value="0xC612" calcext:value-type="string">
            <text:p>0xC612</text:p>
          </table:table-cell>
        </table:table-row>
        <table:table-row table:style-name="ro1">
          <table:table-cell/>
          <table:table-cell office:value-type="float" office:value="50707" calcext:value-type="float">
            <text:p>50707</text:p>
          </table:table-cell>
          <table:table-cell office:value-type="string" calcext:value-type="string">
            <text:p>DNGBackwardVersion</text:p>
          </table:table-cell>
          <table:table-cell office:value-type="string" calcext:value-type="string">
            <text:p>BY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67]); 4)" office:value-type="string" office:string-value="0xC613" calcext:value-type="string">
            <text:p>0xC613</text:p>
          </table:table-cell>
        </table:table-row>
        <table:table-row table:style-name="ro1">
          <table:table-cell/>
          <table:table-cell office:value-type="float" office:value="50708" calcext:value-type="float">
            <text:p>50708</text:p>
          </table:table-cell>
          <table:table-cell office:value-type="string" calcext:value-type="string">
            <text:p>UniqueCameraModel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68]); 4)" office:value-type="string" office:string-value="0xC614" calcext:value-type="string">
            <text:p>0xC614</text:p>
          </table:table-cell>
        </table:table-row>
        <table:table-row table:style-name="ro1">
          <table:table-cell/>
          <table:table-cell office:value-type="float" office:value="50709" calcext:value-type="float">
            <text:p>50709</text:p>
          </table:table-cell>
          <table:table-cell office:value-type="string" calcext:value-type="string">
            <text:p>LocalizedCameraModel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69]); 4)" office:value-type="string" office:string-value="0xC615" calcext:value-type="string">
            <text:p>0xC615</text:p>
          </table:table-cell>
        </table:table-row>
        <table:table-row table:style-name="ro1">
          <table:table-cell/>
          <table:table-cell office:value-type="float" office:value="50710" calcext:value-type="float">
            <text:p>50710</text:p>
          </table:table-cell>
          <table:table-cell office:value-type="string" calcext:value-type="string">
            <text:p>CFAPlaneColo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0]); 4)" office:value-type="string" office:string-value="0xC616" calcext:value-type="string">
            <text:p>0xC616</text:p>
          </table:table-cell>
        </table:table-row>
        <table:table-row table:style-name="ro1">
          <table:table-cell/>
          <table:table-cell office:value-type="float" office:value="50711" calcext:value-type="float">
            <text:p>50711</text:p>
          </table:table-cell>
          <table:table-cell office:value-type="string" calcext:value-type="string">
            <text:p>CFALayou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1]); 4)" office:value-type="string" office:string-value="0xC617" calcext:value-type="string">
            <text:p>0xC617</text:p>
          </table:table-cell>
        </table:table-row>
        <table:table-row table:style-name="ro1">
          <table:table-cell/>
          <table:table-cell office:value-type="float" office:value="50712" calcext:value-type="float">
            <text:p>50712</text:p>
          </table:table-cell>
          <table:table-cell office:value-type="string" calcext:value-type="string">
            <text:p>LinearizationTabl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2]); 4)" office:value-type="string" office:string-value="0xC618" calcext:value-type="string">
            <text:p>0xC618</text:p>
          </table:table-cell>
        </table:table-row>
        <table:table-row table:style-name="ro1">
          <table:table-cell/>
          <table:table-cell office:value-type="float" office:value="50713" calcext:value-type="float">
            <text:p>50713</text:p>
          </table:table-cell>
          <table:table-cell office:value-type="string" calcext:value-type="string">
            <text:p>BlackLevelRepeatDim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3]); 4)" office:value-type="string" office:string-value="0xC619" calcext:value-type="string">
            <text:p>0xC619</text:p>
          </table:table-cell>
        </table:table-row>
        <table:table-row table:style-name="ro1">
          <table:table-cell/>
          <table:table-cell office:value-type="float" office:value="50714" calcext:value-type="float">
            <text:p>50714</text:p>
          </table:table-cell>
          <table:table-cell office:value-type="string" calcext:value-type="string">
            <text:p>BlackLevel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4]); 4)" office:value-type="string" office:string-value="0xC61A" calcext:value-type="string">
            <text:p>0xC61A</text:p>
          </table:table-cell>
        </table:table-row>
        <table:table-row table:style-name="ro1">
          <table:table-cell/>
          <table:table-cell office:value-type="float" office:value="50715" calcext:value-type="float">
            <text:p>50715</text:p>
          </table:table-cell>
          <table:table-cell office:value-type="string" calcext:value-type="string">
            <text:p>BlackLevelDeltaH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5]); 4)" office:value-type="string" office:string-value="0xC61B" calcext:value-type="string">
            <text:p>0xC61B</text:p>
          </table:table-cell>
        </table:table-row>
        <table:table-row table:style-name="ro1">
          <table:table-cell/>
          <table:table-cell office:value-type="float" office:value="50716" calcext:value-type="float">
            <text:p>50716</text:p>
          </table:table-cell>
          <table:table-cell office:value-type="string" calcext:value-type="string">
            <text:p>BlackLevelDeltaV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6]); 4)" office:value-type="string" office:string-value="0xC61C" calcext:value-type="string">
            <text:p>0xC61C</text:p>
          </table:table-cell>
        </table:table-row>
        <table:table-row table:style-name="ro1">
          <table:table-cell/>
          <table:table-cell office:value-type="float" office:value="50717" calcext:value-type="float">
            <text:p>50717</text:p>
          </table:table-cell>
          <table:table-cell office:value-type="string" calcext:value-type="string">
            <text:p>WhiteLevel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7]); 4)" office:value-type="string" office:string-value="0xC61D" calcext:value-type="string">
            <text:p>0xC61D</text:p>
          </table:table-cell>
        </table:table-row>
        <table:table-row table:style-name="ro1">
          <table:table-cell/>
          <table:table-cell office:value-type="float" office:value="50718" calcext:value-type="float">
            <text:p>50718</text:p>
          </table:table-cell>
          <table:table-cell office:value-type="string" calcext:value-type="string">
            <text:p>DefaultScale</text:p>
          </table:table-cell>
          <table:table-cell office:value-type="string" calcext:value-type="string">
            <text:p>R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8]); 4)" office:value-type="string" office:string-value="0xC61E" calcext:value-type="string">
            <text:p>0xC61E</text:p>
          </table:table-cell>
        </table:table-row>
        <table:table-row table:style-name="ro1">
          <table:table-cell/>
          <table:table-cell office:value-type="float" office:value="50719" calcext:value-type="float">
            <text:p>50719</text:p>
          </table:table-cell>
          <table:table-cell office:value-type="string" calcext:value-type="string">
            <text:p>DefaultCropOrigin</text:p>
          </table:table-cell>
          <table:table-cell office:value-type="string" calcext:value-type="string">
            <text:p>R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79]); 4)" office:value-type="string" office:string-value="0xC61F" calcext:value-type="string">
            <text:p>0xC61F</text:p>
          </table:table-cell>
        </table:table-row>
        <table:table-row table:style-name="ro1">
          <table:table-cell/>
          <table:table-cell office:value-type="float" office:value="50720" calcext:value-type="float">
            <text:p>50720</text:p>
          </table:table-cell>
          <table:table-cell office:value-type="string" calcext:value-type="string">
            <text:p>DefaultCropSize</text:p>
          </table:table-cell>
          <table:table-cell office:value-type="string" calcext:value-type="string">
            <text:p>RA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0]); 4)" office:value-type="string" office:string-value="0xC620" calcext:value-type="string">
            <text:p>0xC620</text:p>
          </table:table-cell>
        </table:table-row>
        <table:table-row table:style-name="ro1">
          <table:table-cell/>
          <table:table-cell office:value-type="float" office:value="50721" calcext:value-type="float">
            <text:p>50721</text:p>
          </table:table-cell>
          <table:table-cell office:value-type="string" calcext:value-type="string">
            <text:p>ColorMatrix1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3*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1]); 4)" office:value-type="string" office:string-value="0xC621" calcext:value-type="string">
            <text:p>0xC621</text:p>
          </table:table-cell>
        </table:table-row>
        <table:table-row table:style-name="ro1">
          <table:table-cell/>
          <table:table-cell office:value-type="float" office:value="50722" calcext:value-type="float">
            <text:p>50722</text:p>
          </table:table-cell>
          <table:table-cell office:value-type="string" calcext:value-type="string">
            <text:p>ColorMatrix2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3*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2]); 4)" office:value-type="string" office:string-value="0xC622" calcext:value-type="string">
            <text:p>0xC622</text:p>
          </table:table-cell>
        </table:table-row>
        <table:table-row table:style-name="ro1">
          <table:table-cell/>
          <table:table-cell office:value-type="float" office:value="50723" calcext:value-type="float">
            <text:p>50723</text:p>
          </table:table-cell>
          <table:table-cell office:value-type="string" calcext:value-type="string">
            <text:p>CameraCalibration1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3]); 4)" office:value-type="string" office:string-value="0xC623" calcext:value-type="string">
            <text:p>0xC623</text:p>
          </table:table-cell>
        </table:table-row>
        <table:table-row table:style-name="ro1">
          <table:table-cell/>
          <table:table-cell office:value-type="float" office:value="50724" calcext:value-type="float">
            <text:p>50724</text:p>
          </table:table-cell>
          <table:table-cell office:value-type="string" calcext:value-type="string">
            <text:p>CameraCalibration2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4]); 4)" office:value-type="string" office:string-value="0xC624" calcext:value-type="string">
            <text:p>0xC624</text:p>
          </table:table-cell>
        </table:table-row>
        <table:table-row table:style-name="ro1">
          <table:table-cell/>
          <table:table-cell office:value-type="float" office:value="50725" calcext:value-type="float">
            <text:p>50725</text:p>
          </table:table-cell>
          <table:table-cell office:value-type="string" calcext:value-type="string">
            <text:p>ReductionMatrix1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3*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5]); 4)" office:value-type="string" office:string-value="0xC625" calcext:value-type="string">
            <text:p>0xC625</text:p>
          </table:table-cell>
        </table:table-row>
        <table:table-row table:style-name="ro1">
          <table:table-cell/>
          <table:table-cell office:value-type="float" office:value="50726" calcext:value-type="float">
            <text:p>50726</text:p>
          </table:table-cell>
          <table:table-cell office:value-type="string" calcext:value-type="string">
            <text:p>ReductionMatrix2</text:p>
          </table:table-cell>
          <table:table-cell office:value-type="string" calcext:value-type="string">
            <text:p>SRATIONAL</text:p>
          </table:table-cell>
          <table:table-cell office:value-type="string" calcext:value-type="string">
            <text:p>3*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6]); 4)" office:value-type="string" office:string-value="0xC626" calcext:value-type="string">
            <text:p>0xC626</text:p>
          </table:table-cell>
        </table:table-row>
        <table:table-row table:style-name="ro1">
          <table:table-cell/>
          <table:table-cell office:value-type="float" office:value="50727" calcext:value-type="float">
            <text:p>50727</text:p>
          </table:table-cell>
          <table:table-cell office:value-type="string" calcext:value-type="string">
            <text:p>AnalogBalnac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7]); 4)" office:value-type="string" office:string-value="0xC627" calcext:value-type="string">
            <text:p>0xC627</text:p>
          </table:table-cell>
        </table:table-row>
        <table:table-row table:style-name="ro1">
          <table:table-cell/>
          <table:table-cell office:value-type="float" office:value="50728" calcext:value-type="float">
            <text:p>50728</text:p>
          </table:table-cell>
          <table:table-cell office:value-type="string" calcext:value-type="string">
            <text:p>AsShortNeutral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8]); 4)" office:value-type="string" office:string-value="0xC628" calcext:value-type="string">
            <text:p>0xC628</text:p>
          </table:table-cell>
        </table:table-row>
        <table:table-row table:style-name="ro1">
          <table:table-cell/>
          <table:table-cell office:value-type="float" office:value="50729" calcext:value-type="float">
            <text:p>50729</text:p>
          </table:table-cell>
          <table:table-cell office:value-type="string" calcext:value-type="string">
            <text:p>AsShortWhiteXY</text:p>
          </table:table-cell>
          <table:table-cell office:value-type="string" calcext:value-type="string">
            <text:p>R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89]); 4)" office:value-type="string" office:string-value="0xC629" calcext:value-type="string">
            <text:p>0xC629</text:p>
          </table:table-cell>
        </table:table-row>
        <table:table-row table:style-name="ro1">
          <table:table-cell/>
          <table:table-cell office:value-type="float" office:value="50730" calcext:value-type="float">
            <text:p>50730</text:p>
          </table:table-cell>
          <table:table-cell office:value-type="string" calcext:value-type="string">
            <text:p>BaselineExposur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0]); 4)" office:value-type="string" office:string-value="0xC62A" calcext:value-type="string">
            <text:p>0xC62A</text:p>
          </table:table-cell>
        </table:table-row>
        <table:table-row table:style-name="ro1">
          <table:table-cell/>
          <table:table-cell office:value-type="float" office:value="50731" calcext:value-type="float">
            <text:p>50731</text:p>
          </table:table-cell>
          <table:table-cell office:value-type="string" calcext:value-type="string">
            <text:p>BaselineNois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1]); 4)" office:value-type="string" office:string-value="0xC62B" calcext:value-type="string">
            <text:p>0xC62B</text:p>
          </table:table-cell>
        </table:table-row>
        <table:table-row table:style-name="ro1">
          <table:table-cell/>
          <table:table-cell office:value-type="float" office:value="50732" calcext:value-type="float">
            <text:p>50732</text:p>
          </table:table-cell>
          <table:table-cell office:value-type="string" calcext:value-type="string">
            <text:p>BaselineSharpness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2]); 4)" office:value-type="string" office:string-value="0xC62C" calcext:value-type="string">
            <text:p>0xC62C</text:p>
          </table:table-cell>
        </table:table-row>
        <table:table-row table:style-name="ro1">
          <table:table-cell/>
          <table:table-cell office:value-type="float" office:value="50733" calcext:value-type="float">
            <text:p>50733</text:p>
          </table:table-cell>
          <table:table-cell office:value-type="string" calcext:value-type="string">
            <text:p>BayerGreenSplit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3]); 4)" office:value-type="string" office:string-value="0xC62D" calcext:value-type="string">
            <text:p>0xC62D</text:p>
          </table:table-cell>
        </table:table-row>
        <table:table-row table:style-name="ro1">
          <table:table-cell/>
          <table:table-cell office:value-type="float" office:value="50734" calcext:value-type="float">
            <text:p>50734</text:p>
          </table:table-cell>
          <table:table-cell office:value-type="string" calcext:value-type="string">
            <text:p>LinearResponseLimit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4]); 4)" office:value-type="string" office:string-value="0xC62E" calcext:value-type="string">
            <text:p>0xC62E</text:p>
          </table:table-cell>
        </table:table-row>
        <table:table-row table:style-name="ro1">
          <table:table-cell/>
          <table:table-cell office:value-type="float" office:value="50735" calcext:value-type="float">
            <text:p>50735</text:p>
          </table:table-cell>
          <table:table-cell office:value-type="string" calcext:value-type="string">
            <text:p>CameraSerialNumber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5]); 4)" office:value-type="string" office:string-value="0xC62F" calcext:value-type="string">
            <text:p>0xC62F</text:p>
          </table:table-cell>
        </table:table-row>
        <table:table-row table:style-name="ro1">
          <table:table-cell/>
          <table:table-cell office:value-type="float" office:value="50736" calcext:value-type="float">
            <text:p>50736</text:p>
          </table:table-cell>
          <table:table-cell office:value-type="string" calcext:value-type="string">
            <text:p>LensInfo</text:p>
          </table:table-cell>
          <table:table-cell office:value-type="string" calcext:value-type="string">
            <text:p>RA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6]); 4)" office:value-type="string" office:string-value="0xC630" calcext:value-type="string">
            <text:p>0xC630</text:p>
          </table:table-cell>
        </table:table-row>
        <table:table-row table:style-name="ro1">
          <table:table-cell/>
          <table:table-cell office:value-type="float" office:value="50737" calcext:value-type="float">
            <text:p>50737</text:p>
          </table:table-cell>
          <table:table-cell office:value-type="string" calcext:value-type="string">
            <text:p>ChromaBlurRadius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7]); 4)" office:value-type="string" office:string-value="0xC631" calcext:value-type="string">
            <text:p>0xC631</text:p>
          </table:table-cell>
        </table:table-row>
        <table:table-row table:style-name="ro1">
          <table:table-cell/>
          <table:table-cell office:value-type="float" office:value="50738" calcext:value-type="float">
            <text:p>50738</text:p>
          </table:table-cell>
          <table:table-cell office:value-type="string" calcext:value-type="string">
            <text:p>AntiAliasStrength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8]); 4)" office:value-type="string" office:string-value="0xC632" calcext:value-type="string">
            <text:p>0xC632</text:p>
          </table:table-cell>
        </table:table-row>
        <table:table-row table:style-name="ro1">
          <table:table-cell/>
          <table:table-cell office:value-type="float" office:value="50740" calcext:value-type="float">
            <text:p>50740</text:p>
          </table:table-cell>
          <table:table-cell office:value-type="string" calcext:value-type="string">
            <text:p>DNGPrivateDatea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199]); 4)" office:value-type="string" office:string-value="0xC634" calcext:value-type="string">
            <text:p>0xC634</text:p>
          </table:table-cell>
        </table:table-row>
        <table:table-row table:style-name="ro1">
          <table:table-cell/>
          <table:table-cell office:value-type="float" office:value="50741" calcext:value-type="float">
            <text:p>50741</text:p>
          </table:table-cell>
          <table:table-cell office:value-type="string" calcext:value-type="string">
            <text:p>MakerNoteSafety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200]); 4)" office:value-type="string" office:string-value="0xC635" calcext:value-type="string">
            <text:p>0xC635</text:p>
          </table:table-cell>
        </table:table-row>
        <table:table-row table:style-name="ro1">
          <table:table-cell/>
          <table:table-cell office:value-type="float" office:value="50778" calcext:value-type="float">
            <text:p>50778</text:p>
          </table:table-cell>
          <table:table-cell office:value-type="string" calcext:value-type="string">
            <text:p>CalibrationIlluminant1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201]); 4)" office:value-type="string" office:string-value="0xC65A" calcext:value-type="string">
            <text:p>0xC65A</text:p>
          </table:table-cell>
        </table:table-row>
        <table:table-row table:style-name="ro1">
          <table:table-cell/>
          <table:table-cell office:value-type="float" office:value="50779" calcext:value-type="float">
            <text:p>50779</text:p>
          </table:table-cell>
          <table:table-cell office:value-type="string" calcext:value-type="string">
            <text:p>CalibrationIlluminant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202]); 4)" office:value-type="string" office:string-value="0xC65B" calcext:value-type="string">
            <text:p>0xC65B</text:p>
          </table:table-cell>
        </table:table-row>
        <table:table-row table:style-name="ro1">
          <table:table-cell/>
          <table:table-cell office:value-type="float" office:value="50780" calcext:value-type="float">
            <text:p>50780</text:p>
          </table:table-cell>
          <table:table-cell office:value-type="string" calcext:value-type="string">
            <text:p>BestQualityScal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G</text:p>
          </table:table-cell>
          <table:table-cell table:formula="of:=&quot;0x&quot; &amp; RIGHT(&quot;0000&quot; &amp; DEC2HEX([.B203]); 4)" office:value-type="string" office:string-value="0xC65C" calcext:value-type="string">
            <text:p>0xC65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PSVersionID</text:p>
          </table:table-cell>
          <table:table-cell office:value-type="string" calcext:value-type="string">
            <text:p>BY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04]); 4)" office:value-type="string" office:string-value="0x0000" calcext:value-type="string">
            <text:p>0x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PSLatitude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05]); 4)" office:value-type="string" office:string-value="0x0001" calcext:value-type="string">
            <text:p>0x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PSLatitude</text:p>
          </table:table-cell>
          <table:table-cell office:value-type="string" calcext:value-type="string">
            <text:p>R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06]); 4)" office:value-type="string" office:string-value="0x0002" calcext:value-type="string">
            <text:p>0x00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SLongitude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07]); 4)" office:value-type="string" office:string-value="0x0003" calcext:value-type="string">
            <text:p>0x00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PSLongitude</text:p>
          </table:table-cell>
          <table:table-cell office:value-type="string" calcext:value-type="string">
            <text:p>R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08]); 4)" office:value-type="string" office:string-value="0x0004" calcext:value-type="string">
            <text:p>0x000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SAltitudeRef</text:p>
          </table:table-cell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09]); 4)" office:value-type="string" office:string-value="0x0005" calcext:value-type="string">
            <text:p>0x00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PSAltitude</text:p>
          </table:table-cell>
          <table:table-cell office:value-type="string" calcext:value-type="string">
            <text:p>RATA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0]); 4)" office:value-type="string" office:string-value="0x0006" calcext:value-type="string">
            <text:p>0x00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STimeStamp</text:p>
          </table:table-cell>
          <table:table-cell office:value-type="string" calcext:value-type="string">
            <text:p>R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1]); 4)" office:value-type="string" office:string-value="0x0007" calcext:value-type="string">
            <text:p>0x00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SSatellites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2]); 4)" office:value-type="string" office:string-value="0x0008" calcext:value-type="string">
            <text:p>0x000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PSStatus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3]); 4)" office:value-type="string" office:string-value="0x0009" calcext:value-type="string">
            <text:p>0x00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SMeasureMode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4]); 4)" office:value-type="string" office:string-value="0x000A" calcext:value-type="string">
            <text:p>0x000A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PSDOP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5]); 4)" office:value-type="string" office:string-value="0x000B" calcext:value-type="string">
            <text:p>0x000B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SSpeed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6]); 4)" office:value-type="string" office:string-value="0x000C" calcext:value-type="string">
            <text:p>0x000C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PSSpeed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7]); 4)" office:value-type="string" office:string-value="0x000D" calcext:value-type="string">
            <text:p>0x000D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PSTrack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8]); 4)" office:value-type="string" office:string-value="0x000E" calcext:value-type="string">
            <text:p>0x000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PSTrack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19]); 4)" office:value-type="string" office:string-value="0x000F" calcext:value-type="string">
            <text:p>0x000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PSImgDirection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0]); 4)" office:value-type="string" office:string-value="0x0010" calcext:value-type="string">
            <text:p>0x001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PSImgDirec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1]); 4)" office:value-type="string" office:string-value="0x0011" calcext:value-type="string">
            <text:p>0x001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PSMapDatum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2]); 4)" office:value-type="string" office:string-value="0x0012" calcext:value-type="string">
            <text:p>0x00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PSDestLatitude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3]); 4)" office:value-type="string" office:string-value="0x0013" calcext:value-type="string">
            <text:p>0x00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PSDestLatitude</text:p>
          </table:table-cell>
          <table:table-cell office:value-type="string" calcext:value-type="string">
            <text:p>R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4]); 4)" office:value-type="string" office:string-value="0x0014" calcext:value-type="string">
            <text:p>0x001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SDestLongitude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5]); 4)" office:value-type="string" office:string-value="0x0015" calcext:value-type="string">
            <text:p>0x001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PSDestLongitude</text:p>
          </table:table-cell>
          <table:table-cell office:value-type="string" calcext:value-type="string">
            <text:p>R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6]); 4)" office:value-type="string" office:string-value="0x0016" calcext:value-type="string">
            <text:p>0x001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PSDestBearing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7]); 4)" office:value-type="string" office:string-value="0x0017" calcext:value-type="string">
            <text:p>0x001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PSDestBearing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8]); 4)" office:value-type="string" office:string-value="0x0018" calcext:value-type="string">
            <text:p>0x00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PSDestDistanceRef</text:p>
          </table:table-cell>
          <table:table-cell office:value-type="string" calcext:value-type="string">
            <text:p>ASC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29]); 4)" office:value-type="string" office:string-value="0x0019" calcext:value-type="string">
            <text:p>0x001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SDestDistanc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/EP / Exif</text:p>
          </table:table-cell>
          <table:table-cell table:formula="of:=&quot;0x&quot; &amp; RIGHT(&quot;0000&quot; &amp; DEC2HEX([.B230]); 4)" office:value-type="string" office:string-value="0x001A" calcext:value-type="string">
            <text:p>0x001A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PSProcessingMethod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1]); 4)" office:value-type="string" office:string-value="0x001B" calcext:value-type="string">
            <text:p>0x001B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PSAreaInformation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2]); 4)" office:value-type="string" office:string-value="0x001C" calcext:value-type="string">
            <text:p>0x001C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PSDateStamp</text:p>
          </table:table-cell>
          <table:table-cell office:value-type="string" calcext:value-type="string">
            <text:p>ASCI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3]); 4)" office:value-type="string" office:string-value="0x001D" calcext:value-type="string">
            <text:p>0x001D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PSDifferential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4]); 4)" office:value-type="string" office:string-value="0x001E" calcext:value-type="string">
            <text:p>0x001E</text:p>
          </table:table-cell>
        </table:table-row>
        <table:table-row table:style-name="ro1">
          <table:table-cell/>
          <table:table-cell office:value-type="float" office:value="36864" calcext:value-type="float">
            <text:p>36864</text:p>
          </table:table-cell>
          <table:table-cell office:value-type="string" calcext:value-type="string">
            <text:p>ExifVersion</text:p>
          </table:table-cell>
          <table:table-cell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5]); 4)" office:value-type="string" office:string-value="0x9000" calcext:value-type="string">
            <text:p>0x9000</text:p>
          </table:table-cell>
        </table:table-row>
        <table:table-row table:style-name="ro1">
          <table:table-cell/>
          <table:table-cell office:value-type="float" office:value="36867" calcext:value-type="float">
            <text:p>36867</text:p>
          </table:table-cell>
          <table:table-cell office:value-type="string" calcext:value-type="string">
            <text:p>DateTimeOriginal</text:p>
          </table:table-cell>
          <table:table-cell office:value-type="string" calcext:value-type="string">
            <text:p>ASCI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6]); 4)" office:value-type="string" office:string-value="0x9003" calcext:value-type="string">
            <text:p>0x9003</text:p>
          </table:table-cell>
        </table:table-row>
        <table:table-row table:style-name="ro1">
          <table:table-cell/>
          <table:table-cell office:value-type="float" office:value="36868" calcext:value-type="float">
            <text:p>36868</text:p>
          </table:table-cell>
          <table:table-cell office:value-type="string" calcext:value-type="string">
            <text:p>DateTimeDigitized</text:p>
          </table:table-cell>
          <table:table-cell office:value-type="string" calcext:value-type="string">
            <text:p>ASCI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7]); 4)" office:value-type="string" office:string-value="0x9004" calcext:value-type="string">
            <text:p>0x9004</text:p>
          </table:table-cell>
        </table:table-row>
        <table:table-row table:style-name="ro1">
          <table:table-cell/>
          <table:table-cell office:value-type="float" office:value="33434" calcext:value-type="float">
            <text:p>33434</text:p>
          </table:table-cell>
          <table:table-cell office:value-type="string" calcext:value-type="string">
            <text:p>ExposureTim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8]); 4)" office:value-type="string" office:string-value="0x829A" calcext:value-type="string">
            <text:p>0x829A</text:p>
          </table:table-cell>
        </table:table-row>
        <table:table-row table:style-name="ro1">
          <table:table-cell/>
          <table:table-cell office:value-type="float" office:value="33437" calcext:value-type="float">
            <text:p>33437</text:p>
          </table:table-cell>
          <table:table-cell office:value-type="string" calcext:value-type="string">
            <text:p>FNumber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39]); 4)" office:value-type="string" office:string-value="0x829D" calcext:value-type="string">
            <text:p>0x829D</text:p>
          </table:table-cell>
        </table:table-row>
        <table:table-row table:style-name="ro1">
          <table:table-cell/>
          <table:table-cell office:value-type="float" office:value="34850" calcext:value-type="float">
            <text:p>34850</text:p>
          </table:table-cell>
          <table:table-cell office:value-type="string" calcext:value-type="string">
            <text:p>ExposureProgram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0]); 4)" office:value-type="string" office:string-value="0x8822" calcext:value-type="string">
            <text:p>0x8822</text:p>
          </table:table-cell>
        </table:table-row>
        <table:table-row table:style-name="ro1">
          <table:table-cell/>
          <table:table-cell office:value-type="float" office:value="34852" calcext:value-type="float">
            <text:p>34852</text:p>
          </table:table-cell>
          <table:table-cell office:value-type="string" calcext:value-type="string">
            <text:p>SpectralSensitibity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1]); 4)" office:value-type="string" office:string-value="0x8824" calcext:value-type="string">
            <text:p>0x8824</text:p>
          </table:table-cell>
        </table:table-row>
        <table:table-row table:style-name="ro1">
          <table:table-cell/>
          <table:table-cell office:value-type="float" office:value="34855" calcext:value-type="float">
            <text:p>34855</text:p>
          </table:table-cell>
          <table:table-cell office:value-type="string" calcext:value-type="string">
            <text:p>ISOSpeedRating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2]); 4)" office:value-type="string" office:string-value="0x8827" calcext:value-type="string">
            <text:p>0x8827</text:p>
          </table:table-cell>
        </table:table-row>
        <table:table-row table:style-name="ro1">
          <table:table-cell/>
          <table:table-cell office:value-type="float" office:value="34856" calcext:value-type="float">
            <text:p>34856</text:p>
          </table:table-cell>
          <table:table-cell office:value-type="string" calcext:value-type="string">
            <text:p>OECF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3]); 4)" office:value-type="string" office:string-value="0x8828" calcext:value-type="string">
            <text:p>0x8828</text:p>
          </table:table-cell>
        </table:table-row>
        <table:table-row table:style-name="ro1">
          <table:table-cell/>
          <table:table-cell office:value-type="float" office:value="37121" calcext:value-type="float">
            <text:p>37121</text:p>
          </table:table-cell>
          <table:table-cell office:value-type="string" calcext:value-type="string">
            <text:p>ComponentsConfiguration</text:p>
          </table:table-cell>
          <table:table-cell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4]); 4)" office:value-type="string" office:string-value="0x9101" calcext:value-type="string">
            <text:p>0x9101</text:p>
          </table:table-cell>
        </table:table-row>
        <table:table-row table:style-name="ro1">
          <table:table-cell/>
          <table:table-cell office:value-type="float" office:value="37122" calcext:value-type="float">
            <text:p>37122</text:p>
          </table:table-cell>
          <table:table-cell office:value-type="string" calcext:value-type="string">
            <text:p>CompressedBitsPerPixel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5]); 4)" office:value-type="string" office:string-value="0x9102" calcext:value-type="string">
            <text:p>0x9102</text:p>
          </table:table-cell>
        </table:table-row>
        <table:table-row table:style-name="ro1">
          <table:table-cell/>
          <table:table-cell office:value-type="float" office:value="37377" calcext:value-type="float">
            <text:p>37377</text:p>
          </table:table-cell>
          <table:table-cell office:value-type="string" calcext:value-type="string">
            <text:p>ShutterSpeedValue</text:p>
          </table:table-cell>
          <table:table-cell office:value-type="string" calcext:value-type="string">
            <text:p>S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6]); 4)" office:value-type="string" office:string-value="0x9201" calcext:value-type="string">
            <text:p>0x9201</text:p>
          </table:table-cell>
        </table:table-row>
        <table:table-row table:style-name="ro1">
          <table:table-cell/>
          <table:table-cell office:value-type="float" office:value="37378" calcext:value-type="float">
            <text:p>37378</text:p>
          </table:table-cell>
          <table:table-cell office:value-type="string" calcext:value-type="string">
            <text:p>ApertureValu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7]); 4)" office:value-type="string" office:string-value="0x9202" calcext:value-type="string">
            <text:p>0x9202</text:p>
          </table:table-cell>
        </table:table-row>
        <table:table-row table:style-name="ro1">
          <table:table-cell/>
          <table:table-cell office:value-type="float" office:value="37379" calcext:value-type="float">
            <text:p>37379</text:p>
          </table:table-cell>
          <table:table-cell office:value-type="string" calcext:value-type="string">
            <text:p>BrightnessValue</text:p>
          </table:table-cell>
          <table:table-cell office:value-type="string" calcext:value-type="string">
            <text:p>S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8]); 4)" office:value-type="string" office:string-value="0x9203" calcext:value-type="string">
            <text:p>0x9203</text:p>
          </table:table-cell>
        </table:table-row>
        <table:table-row table:style-name="ro1">
          <table:table-cell/>
          <table:table-cell office:value-type="float" office:value="37380" calcext:value-type="float">
            <text:p>37380</text:p>
          </table:table-cell>
          <table:table-cell office:value-type="string" calcext:value-type="string">
            <text:p>ExposureBiasValue</text:p>
          </table:table-cell>
          <table:table-cell office:value-type="string" calcext:value-type="string">
            <text:p>S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49]); 4)" office:value-type="string" office:string-value="0x9204" calcext:value-type="string">
            <text:p>0x9204</text:p>
          </table:table-cell>
        </table:table-row>
        <table:table-row table:style-name="ro1">
          <table:table-cell/>
          <table:table-cell office:value-type="float" office:value="37381" calcext:value-type="float">
            <text:p>37381</text:p>
          </table:table-cell>
          <table:table-cell office:value-type="string" calcext:value-type="string">
            <text:p>MaxApertureValu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0]); 4)" office:value-type="string" office:string-value="0x9205" calcext:value-type="string">
            <text:p>0x9205</text:p>
          </table:table-cell>
        </table:table-row>
        <table:table-row table:style-name="ro1">
          <table:table-cell/>
          <table:table-cell office:value-type="float" office:value="37382" calcext:value-type="float">
            <text:p>37382</text:p>
          </table:table-cell>
          <table:table-cell office:value-type="string" calcext:value-type="string">
            <text:p>SubjectDistance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1]); 4)" office:value-type="string" office:string-value="0x9206" calcext:value-type="string">
            <text:p>0x9206</text:p>
          </table:table-cell>
        </table:table-row>
        <table:table-row table:style-name="ro1">
          <table:table-cell/>
          <table:table-cell office:value-type="float" office:value="37383" calcext:value-type="float">
            <text:p>37383</text:p>
          </table:table-cell>
          <table:table-cell office:value-type="string" calcext:value-type="string">
            <text:p>MeteringMod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2]); 4)" office:value-type="string" office:string-value="0x9207" calcext:value-type="string">
            <text:p>0x9207</text:p>
          </table:table-cell>
        </table:table-row>
        <table:table-row table:style-name="ro1">
          <table:table-cell/>
          <table:table-cell office:value-type="float" office:value="37384" calcext:value-type="float">
            <text:p>37384</text:p>
          </table:table-cell>
          <table:table-cell office:value-type="string" calcext:value-type="string">
            <text:p>LightSourc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3]); 4)" office:value-type="string" office:string-value="0x9208" calcext:value-type="string">
            <text:p>0x9208</text:p>
          </table:table-cell>
        </table:table-row>
        <table:table-row table:style-name="ro1">
          <table:table-cell/>
          <table:table-cell office:value-type="float" office:value="37385" calcext:value-type="float">
            <text:p>37385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4]); 4)" office:value-type="string" office:string-value="0x9209" calcext:value-type="string">
            <text:p>0x9209</text:p>
          </table:table-cell>
        </table:table-row>
        <table:table-row table:style-name="ro1">
          <table:table-cell/>
          <table:table-cell office:value-type="float" office:value="37386" calcext:value-type="float">
            <text:p>37386</text:p>
          </table:table-cell>
          <table:table-cell office:value-type="string" calcext:value-type="string">
            <text:p>FocalLength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5]); 4)" office:value-type="string" office:string-value="0x920A" calcext:value-type="string">
            <text:p>0x920A</text:p>
          </table:table-cell>
        </table:table-row>
        <table:table-row table:style-name="ro1">
          <table:table-cell/>
          <table:table-cell office:value-type="float" office:value="37396" calcext:value-type="float">
            <text:p>37396</text:p>
          </table:table-cell>
          <table:table-cell office:value-type="string" calcext:value-type="string">
            <text:p>SubjectAre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6]); 4)" office:value-type="string" office:string-value="0x9214" calcext:value-type="string">
            <text:p>0x9214</text:p>
          </table:table-cell>
        </table:table-row>
        <table:table-row table:style-name="ro1">
          <table:table-cell/>
          <table:table-cell office:value-type="float" office:value="37500" calcext:value-type="float">
            <text:p>37500</text:p>
          </table:table-cell>
          <table:table-cell office:value-type="string" calcext:value-type="string">
            <text:p>MakerNot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7]); 4)" office:value-type="string" office:string-value="0x927C" calcext:value-type="string">
            <text:p>0x927C</text:p>
          </table:table-cell>
        </table:table-row>
        <table:table-row table:style-name="ro1">
          <table:table-cell/>
          <table:table-cell office:value-type="float" office:value="37510" calcext:value-type="float">
            <text:p>37510</text:p>
          </table:table-cell>
          <table:table-cell office:value-type="string" calcext:value-type="string">
            <text:p>UserComment</text:p>
          </table:table-cell>
          <table:table-cell office:value-type="string" calcext:value-type="string">
            <text:p>UNDEFIE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8]); 4)" office:value-type="string" office:string-value="0x9286" calcext:value-type="string">
            <text:p>0x9286</text:p>
          </table:table-cell>
        </table:table-row>
        <table:table-row table:style-name="ro1">
          <table:table-cell/>
          <table:table-cell office:value-type="float" office:value="37520" calcext:value-type="float">
            <text:p>37520</text:p>
          </table:table-cell>
          <table:table-cell office:value-type="string" calcext:value-type="string">
            <text:p>SubSecTime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59]); 4)" office:value-type="string" office:string-value="0x9290" calcext:value-type="string">
            <text:p>0x9290</text:p>
          </table:table-cell>
        </table:table-row>
        <table:table-row table:style-name="ro1">
          <table:table-cell/>
          <table:table-cell office:value-type="float" office:value="37521" calcext:value-type="float">
            <text:p>37521</text:p>
          </table:table-cell>
          <table:table-cell office:value-type="string" calcext:value-type="string">
            <text:p>SubSecTimeOriginal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0]); 4)" office:value-type="string" office:string-value="0x9291" calcext:value-type="string">
            <text:p>0x9291</text:p>
          </table:table-cell>
        </table:table-row>
        <table:table-row table:style-name="ro1">
          <table:table-cell/>
          <table:table-cell office:value-type="float" office:value="37522" calcext:value-type="float">
            <text:p>37522</text:p>
          </table:table-cell>
          <table:table-cell office:value-type="string" calcext:value-type="string">
            <text:p>SubSecTimeDigitized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1]); 4)" office:value-type="string" office:string-value="0x9292" calcext:value-type="string">
            <text:p>0x9292</text:p>
          </table:table-cell>
        </table:table-row>
        <table:table-row table:style-name="ro1">
          <table:table-cell/>
          <table:table-cell office:value-type="float" office:value="40960" calcext:value-type="float">
            <text:p>40960</text:p>
          </table:table-cell>
          <table:table-cell office:value-type="string" calcext:value-type="string">
            <text:p>FlashpixVersion</text:p>
          </table:table-cell>
          <table:table-cell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2]); 4)" office:value-type="string" office:string-value="0xA000" calcext:value-type="string">
            <text:p>0xA000</text:p>
          </table:table-cell>
        </table:table-row>
        <table:table-row table:style-name="ro1">
          <table:table-cell/>
          <table:table-cell office:value-type="float" office:value="40961" calcext:value-type="float">
            <text:p>40961</text:p>
          </table:table-cell>
          <table:table-cell office:value-type="string" calcext:value-type="string">
            <text:p>ColorSpac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3]); 4)" office:value-type="string" office:string-value="0xA001" calcext:value-type="string">
            <text:p>0xA001</text:p>
          </table:table-cell>
        </table:table-row>
        <table:table-row table:style-name="ro2">
          <table:table-cell/>
          <table:table-cell office:value-type="float" office:value="40962" calcext:value-type="float">
            <text:p>40962</text:p>
          </table:table-cell>
          <table:table-cell office:value-type="string" calcext:value-type="string">
            <text:p>PixelXDimension</text:p>
          </table:table-cell>
          <table:table-cell office:value-type="string" calcext:value-type="string">
            <text:p>SHORT/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4]); 4)" office:value-type="string" office:string-value="0xA002" calcext:value-type="string">
            <text:p>0xA002</text:p>
          </table:table-cell>
        </table:table-row>
        <table:table-row table:style-name="ro2">
          <table:table-cell/>
          <table:table-cell office:value-type="float" office:value="40963" calcext:value-type="float">
            <text:p>40963</text:p>
          </table:table-cell>
          <table:table-cell office:value-type="string" calcext:value-type="string">
            <text:p>PixelYDimension</text:p>
          </table:table-cell>
          <table:table-cell office:value-type="string" calcext:value-type="string">
            <text:p>SHORT/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5]); 4)" office:value-type="string" office:string-value="0xA003" calcext:value-type="string">
            <text:p>0xA003</text:p>
          </table:table-cell>
        </table:table-row>
        <table:table-row table:style-name="ro1">
          <table:table-cell/>
          <table:table-cell office:value-type="float" office:value="40964" calcext:value-type="float">
            <text:p>40964</text:p>
          </table:table-cell>
          <table:table-cell office:value-type="string" calcext:value-type="string">
            <text:p>RelatedSoundFile</text:p>
          </table:table-cell>
          <table:table-cell office:value-type="string" calcext:value-type="string">
            <text:p>ASCI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6]); 4)" office:value-type="string" office:string-value="0xA004" calcext:value-type="string">
            <text:p>0xA004</text:p>
          </table:table-cell>
        </table:table-row>
        <table:table-row table:style-name="ro1">
          <table:table-cell/>
          <table:table-cell office:value-type="float" office:value="41483" calcext:value-type="float">
            <text:p>41483</text:p>
          </table:table-cell>
          <table:table-cell office:value-type="string" calcext:value-type="string">
            <text:p>FlashEnergy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7]); 4)" office:value-type="string" office:string-value="0xA20B" calcext:value-type="string">
            <text:p>0xA20B</text:p>
          </table:table-cell>
        </table:table-row>
        <table:table-row table:style-name="ro1">
          <table:table-cell/>
          <table:table-cell office:value-type="float" office:value="41484" calcext:value-type="float">
            <text:p>41484</text:p>
          </table:table-cell>
          <table:table-cell office:value-type="string" calcext:value-type="string">
            <text:p>SpatialFrequencyRespons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8]); 4)" office:value-type="string" office:string-value="0xA20C" calcext:value-type="string">
            <text:p>0xA20C</text:p>
          </table:table-cell>
        </table:table-row>
        <table:table-row table:style-name="ro1">
          <table:table-cell/>
          <table:table-cell office:value-type="float" office:value="41486" calcext:value-type="float">
            <text:p>41486</text:p>
          </table:table-cell>
          <table:table-cell office:value-type="string" calcext:value-type="string">
            <text:p>FocalPlaneXResolu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69]); 4)" office:value-type="string" office:string-value="0xA20E" calcext:value-type="string">
            <text:p>0xA20E</text:p>
          </table:table-cell>
        </table:table-row>
        <table:table-row table:style-name="ro1">
          <table:table-cell/>
          <table:table-cell office:value-type="float" office:value="41487" calcext:value-type="float">
            <text:p>41487</text:p>
          </table:table-cell>
          <table:table-cell office:value-type="string" calcext:value-type="string">
            <text:p>FocalPlaneYResolution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0]); 4)" office:value-type="string" office:string-value="0xA20F" calcext:value-type="string">
            <text:p>0xA20F</text:p>
          </table:table-cell>
        </table:table-row>
        <table:table-row table:style-name="ro1">
          <table:table-cell/>
          <table:table-cell office:value-type="float" office:value="41488" calcext:value-type="float">
            <text:p>41488</text:p>
          </table:table-cell>
          <table:table-cell office:value-type="string" calcext:value-type="string">
            <text:p>FocalPlaneResolutionUni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1]); 4)" office:value-type="string" office:string-value="0xA210" calcext:value-type="string">
            <text:p>0xA210</text:p>
          </table:table-cell>
        </table:table-row>
        <table:table-row table:style-name="ro1">
          <table:table-cell/>
          <table:table-cell office:value-type="float" office:value="41492" calcext:value-type="float">
            <text:p>41492</text:p>
          </table:table-cell>
          <table:table-cell office:value-type="string" calcext:value-type="string">
            <text:p>SubjectLocation</text:p>
          </table:table-cell>
          <table:table-cell office:value-type="string" calcext:value-type="string">
            <text:p>SH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2]); 4)" office:value-type="string" office:string-value="0xA214" calcext:value-type="string">
            <text:p>0xA214</text:p>
          </table:table-cell>
        </table:table-row>
        <table:table-row table:style-name="ro1">
          <table:table-cell/>
          <table:table-cell office:value-type="float" office:value="41493" calcext:value-type="float">
            <text:p>41493</text:p>
          </table:table-cell>
          <table:table-cell office:value-type="string" calcext:value-type="string">
            <text:p>ExposureIndex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3]); 4)" office:value-type="string" office:string-value="0xA215" calcext:value-type="string">
            <text:p>0xA215</text:p>
          </table:table-cell>
        </table:table-row>
        <table:table-row table:style-name="ro1">
          <table:table-cell/>
          <table:table-cell office:value-type="float" office:value="41495" calcext:value-type="float">
            <text:p>41495</text:p>
          </table:table-cell>
          <table:table-cell office:value-type="string" calcext:value-type="string">
            <text:p>SensingMethod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4]); 4)" office:value-type="string" office:string-value="0xA217" calcext:value-type="string">
            <text:p>0xA217</text:p>
          </table:table-cell>
        </table:table-row>
        <table:table-row table:style-name="ro1">
          <table:table-cell/>
          <table:table-cell office:value-type="float" office:value="41728" calcext:value-type="float">
            <text:p>41728</text:p>
          </table:table-cell>
          <table:table-cell office:value-type="string" calcext:value-type="string">
            <text:p>FileSource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5]); 4)" office:value-type="string" office:string-value="0xA300" calcext:value-type="string">
            <text:p>0xA300</text:p>
          </table:table-cell>
        </table:table-row>
        <table:table-row table:style-name="ro1">
          <table:table-cell/>
          <table:table-cell office:value-type="float" office:value="41729" calcext:value-type="float">
            <text:p>41729</text:p>
          </table:table-cell>
          <table:table-cell office:value-type="string" calcext:value-type="string">
            <text:p>SceneType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6]); 4)" office:value-type="string" office:string-value="0xA301" calcext:value-type="string">
            <text:p>0xA301</text:p>
          </table:table-cell>
        </table:table-row>
        <table:table-row table:style-name="ro1">
          <table:table-cell/>
          <table:table-cell office:value-type="float" office:value="41730" calcext:value-type="float">
            <text:p>41730</text:p>
          </table:table-cell>
          <table:table-cell office:value-type="string" calcext:value-type="string">
            <text:p>CFAPattern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7]); 4)" office:value-type="string" office:string-value="0xA302" calcext:value-type="string">
            <text:p>0xA302</text:p>
          </table:table-cell>
        </table:table-row>
        <table:table-row table:style-name="ro1">
          <table:table-cell/>
          <table:table-cell office:value-type="float" office:value="41985" calcext:value-type="float">
            <text:p>41985</text:p>
          </table:table-cell>
          <table:table-cell office:value-type="string" calcext:value-type="string">
            <text:p>CustomRendered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8]); 4)" office:value-type="string" office:string-value="0xA401" calcext:value-type="string">
            <text:p>0xA401</text:p>
          </table:table-cell>
        </table:table-row>
        <table:table-row table:style-name="ro1">
          <table:table-cell/>
          <table:table-cell office:value-type="float" office:value="41986" calcext:value-type="float">
            <text:p>41986</text:p>
          </table:table-cell>
          <table:table-cell office:value-type="string" calcext:value-type="string">
            <text:p>ExposureMod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79]); 4)" office:value-type="string" office:string-value="0xA402" calcext:value-type="string">
            <text:p>0xA402</text:p>
          </table:table-cell>
        </table:table-row>
        <table:table-row table:style-name="ro1">
          <table:table-cell/>
          <table:table-cell office:value-type="float" office:value="41987" calcext:value-type="float">
            <text:p>41987</text:p>
          </table:table-cell>
          <table:table-cell office:value-type="string" calcext:value-type="string">
            <text:p>WhiteBalanc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0]); 4)" office:value-type="string" office:string-value="0xA403" calcext:value-type="string">
            <text:p>0xA403</text:p>
          </table:table-cell>
        </table:table-row>
        <table:table-row table:style-name="ro1">
          <table:table-cell/>
          <table:table-cell office:value-type="float" office:value="41988" calcext:value-type="float">
            <text:p>41988</text:p>
          </table:table-cell>
          <table:table-cell office:value-type="string" calcext:value-type="string">
            <text:p>DigitalZoomRatio</text:p>
          </table:table-cell>
          <table:table-cell office:value-type="string" calcext:value-type="string">
            <text:p>RA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1]); 4)" office:value-type="string" office:string-value="0xA404" calcext:value-type="string">
            <text:p>0xA404</text:p>
          </table:table-cell>
        </table:table-row>
        <table:table-row table:style-name="ro1">
          <table:table-cell/>
          <table:table-cell office:value-type="float" office:value="41989" calcext:value-type="float">
            <text:p>41989</text:p>
          </table:table-cell>
          <table:table-cell office:value-type="string" calcext:value-type="string">
            <text:p>FocalLengthIn35mmFilm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2]); 4)" office:value-type="string" office:string-value="0xA405" calcext:value-type="string">
            <text:p>0xA405</text:p>
          </table:table-cell>
        </table:table-row>
        <table:table-row table:style-name="ro1">
          <table:table-cell/>
          <table:table-cell office:value-type="float" office:value="41990" calcext:value-type="float">
            <text:p>41990</text:p>
          </table:table-cell>
          <table:table-cell office:value-type="string" calcext:value-type="string">
            <text:p>SceneCaptureTyp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3]); 4)" office:value-type="string" office:string-value="0xA406" calcext:value-type="string">
            <text:p>0xA406</text:p>
          </table:table-cell>
        </table:table-row>
        <table:table-row table:style-name="ro3">
          <table:table-cell/>
          <table:table-cell office:value-type="float" office:value="41991" calcext:value-type="float">
            <text:p>41991</text:p>
          </table:table-cell>
          <table:table-cell office:value-type="string" calcext:value-type="string">
            <text:p>GainControl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4]); 4)" office:value-type="string" office:string-value="0xA407" calcext:value-type="string">
            <text:p>0xA407</text:p>
          </table:table-cell>
        </table:table-row>
        <table:table-row table:style-name="ro1">
          <table:table-cell/>
          <table:table-cell office:value-type="float" office:value="41992" calcext:value-type="float">
            <text:p>41992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5]); 4)" office:value-type="string" office:string-value="0xA408" calcext:value-type="string">
            <text:p>0xA408</text:p>
          </table:table-cell>
        </table:table-row>
        <table:table-row table:style-name="ro1">
          <table:table-cell/>
          <table:table-cell office:value-type="float" office:value="41993" calcext:value-type="float">
            <text:p>41993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6]); 4)" office:value-type="string" office:string-value="0xA409" calcext:value-type="string">
            <text:p>0xA409</text:p>
          </table:table-cell>
        </table:table-row>
        <table:table-row table:style-name="ro1">
          <table:table-cell/>
          <table:table-cell office:value-type="float" office:value="41994" calcext:value-type="float">
            <text:p>41994</text:p>
          </table:table-cell>
          <table:table-cell office:value-type="string" calcext:value-type="string">
            <text:p>Sharpness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7]); 4)" office:value-type="string" office:string-value="0xA40A" calcext:value-type="string">
            <text:p>0xA40A</text:p>
          </table:table-cell>
        </table:table-row>
        <table:table-row table:style-name="ro1">
          <table:table-cell/>
          <table:table-cell office:value-type="float" office:value="41995" calcext:value-type="float">
            <text:p>41995</text:p>
          </table:table-cell>
          <table:table-cell office:value-type="string" calcext:value-type="string">
            <text:p>DeviceSettingDescription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8]); 4)" office:value-type="string" office:string-value="0xA40B" calcext:value-type="string">
            <text:p>0xA40B</text:p>
          </table:table-cell>
        </table:table-row>
        <table:table-row table:style-name="ro1">
          <table:table-cell/>
          <table:table-cell office:value-type="float" office:value="41996" calcext:value-type="float">
            <text:p>41996</text:p>
          </table:table-cell>
          <table:table-cell office:value-type="string" calcext:value-type="string">
            <text:p>SubjectDistanceRange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f</text:p>
          </table:table-cell>
          <table:table-cell table:formula="of:=&quot;0x&quot; &amp; RIGHT(&quot;0000&quot; &amp; DEC2HEX([.B289]); 4)" office:value-type="string" office:string-value="0xA40C" calcext:value-type="string">
            <text:p>0xA40C</text:p>
          </table:table-cell>
        </table:table-row>
      </table:table>
      <table:named-expressions>
        <table:named-range table:name="exif" table:base-cell-address="$Sheet1.$B$237" table:cell-range-address="#REF!"/>
      </table:named-expressions>
      <table:database-ranges>
        <table:database-range table:name="__Anonymous_Sheet_DB__0" table:target-range-address="Sheet1.B2:Sheet1.F28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09:20:55.136618549</meta:creation-date>
    <dc:date>2025-10-04T10:00:48.672332333</dc:date>
    <meta:editing-duration>PT9M23S</meta:editing-duration>
    <meta:editing-cycles>1</meta:editing-cycles>
    <meta:document-statistic meta:table-count="1" meta:cell-count="1724" meta:object-count="0"/>
    <meta:generator>LibreOffice/7.3.7.2$Linux_X86_64 LibreOffice_project/30$Build-2</meta:generator>
  </office:meta>
</office:document-meta>
</file>